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913cm" fo:margin-left="0.101cm" table:align="left"/>
    </style:style>
    <style:style style:name="Tabla1.A" style:family="table-column">
      <style:table-column-properties style:column-width="9.897cm"/>
    </style:style>
    <style:style style:name="Tabla1.B" style:family="table-column">
      <style:table-column-properties style:column-width="10.015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4" style:family="table-row">
      <style:table-row-properties style:min-row-height="0.612cm"/>
    </style:style>
    <style:style style:name="P1" style:family="paragraph" style:parent-style-name="Codigo">
      <style:text-properties officeooo:paragraph-rsid="0020b8b2"/>
    </style:style>
    <style:style style:name="P2" style:family="paragraph" style:parent-style-name="Codigo">
      <style:text-properties officeooo:paragraph-rsid="0020f75e"/>
    </style:style>
    <style:style style:name="P3" style:family="paragraph" style:parent-style-name="Codigo">
      <style:text-properties fo:color="#000000" loext:opacity="100%" officeooo:paragraph-rsid="0020f75e"/>
    </style:style>
    <style:style style:name="P4" style:family="paragraph" style:parent-style-name="Codigo">
      <style:text-properties fo:color="#000000" loext:opacity="100%" officeooo:paragraph-rsid="002265d4"/>
    </style:style>
    <style:style style:name="P5" style:family="paragraph" style:parent-style-name="Codigo">
      <style:text-properties fo:color="#000000" loext:opacity="100%"/>
    </style:style>
    <style:style style:name="P6" style:family="paragraph" style:parent-style-name="Codigo">
      <style:text-properties officeooo:paragraph-rsid="002265d4"/>
    </style:style>
    <style:style style:name="P7" style:family="paragraph" style:parent-style-name="Codigo">
      <style:text-properties officeooo:paragraph-rsid="00242e6c"/>
    </style:style>
    <style:style style:name="P8" style:family="paragraph" style:parent-style-name="Standard">
      <style:text-properties officeooo:paragraph-rsid="00242e6c"/>
    </style:style>
    <style:style style:name="P9" style:family="paragraph" style:parent-style-name="Codigo">
      <style:text-properties officeooo:paragraph-rsid="002452fe"/>
    </style:style>
    <style:style style:name="P10" style:family="paragraph" style:parent-style-name="Codigo">
      <style:text-properties officeooo:paragraph-rsid="0024d3f0"/>
    </style:style>
    <style:style style:name="P11" style:family="paragraph" style:parent-style-name="Standard">
      <style:text-properties officeooo:paragraph-rsid="0024d3f0"/>
    </style:style>
    <style:style style:name="P12" style:family="paragraph" style:parent-style-name="Codigo">
      <style:text-properties officeooo:paragraph-rsid="002a97ba"/>
    </style:style>
    <style:style style:name="P13" style:family="paragraph" style:parent-style-name="Codigo">
      <style:text-properties officeooo:paragraph-rsid="002ac4bd"/>
    </style:style>
    <style:style style:name="P14" style:family="paragraph" style:parent-style-name="Standard">
      <style:text-properties officeooo:paragraph-rsid="002ac4bd"/>
    </style:style>
    <style:style style:name="P15" style:family="paragraph" style:parent-style-name="Codigo">
      <style:text-properties officeooo:paragraph-rsid="002e958c"/>
    </style:style>
    <style:style style:name="P16" style:family="paragraph" style:parent-style-name="Codigo">
      <style:text-properties officeooo:paragraph-rsid="003078ca"/>
    </style:style>
    <style:style style:name="P17" style:family="paragraph" style:parent-style-name="Codigo">
      <style:text-properties officeooo:paragraph-rsid="003270c4"/>
    </style:style>
    <style:style style:name="P18" style:family="paragraph" style:parent-style-name="Standard">
      <style:text-properties officeooo:rsid="001d0094" officeooo:paragraph-rsid="001d0094"/>
    </style:style>
    <style:style style:name="P19" style:family="paragraph" style:parent-style-name="titulos2">
      <style:text-properties officeooo:rsid="001d0094" officeooo:paragraph-rsid="001d0094"/>
    </style:style>
    <style:style style:name="P20" style:family="paragraph" style:parent-style-name="titulos1">
      <style:text-properties officeooo:rsid="001e0321" officeooo:paragraph-rsid="001e0321"/>
    </style:style>
    <style:style style:name="P21" style:family="paragraph" style:parent-style-name="Standard">
      <style:text-properties style:text-underline-style="solid" style:text-underline-width="auto" style:text-underline-color="font-color" fo:font-weight="bold" officeooo:rsid="0022dd80" officeooo:paragraph-rsid="0022dd80" style:font-weight-asian="bold" style:font-weight-complex="bold"/>
    </style:style>
    <style:style style:name="P22" style:family="paragraph" style:parent-style-name="Standard">
      <style:text-properties style:text-underline-style="none" fo:font-weight="normal" officeooo:rsid="0022dd80" officeooo:paragraph-rsid="0022dd80" style:font-weight-asian="normal" style:font-weight-complex="normal"/>
    </style:style>
    <style:style style:name="P23" style:family="paragraph" style:parent-style-name="Standard">
      <style:text-properties officeooo:rsid="002452fe" officeooo:paragraph-rsid="002452fe"/>
    </style:style>
    <style:style style:name="P24" style:family="paragraph" style:parent-style-name="Standard">
      <style:text-properties officeooo:rsid="002452fe" officeooo:paragraph-rsid="0024d3f0"/>
    </style:style>
    <style:style style:name="P25" style:family="paragraph" style:parent-style-name="titulos1">
      <style:text-properties officeooo:rsid="002514b6" officeooo:paragraph-rsid="002514b6"/>
    </style:style>
    <style:style style:name="P26" style:family="paragraph" style:parent-style-name="titulos1">
      <style:text-properties officeooo:rsid="002514b6" officeooo:paragraph-rsid="0029bdf9"/>
    </style:style>
    <style:style style:name="P27" style:family="paragraph" style:parent-style-name="titulos1">
      <style:text-properties officeooo:rsid="002514b6" officeooo:paragraph-rsid="002ac4bd"/>
    </style:style>
    <style:style style:name="P28" style:family="paragraph" style:parent-style-name="Standard">
      <style:text-properties officeooo:rsid="002855be" officeooo:paragraph-rsid="0029bdf9"/>
    </style:style>
    <style:style style:name="P29" style:family="paragraph" style:parent-style-name="Standard">
      <style:text-properties officeooo:rsid="0029bdf9" officeooo:paragraph-rsid="0029bdf9"/>
    </style:style>
    <style:style style:name="P30" style:family="paragraph" style:parent-style-name="Standard">
      <style:text-properties officeooo:rsid="002a97ba" officeooo:paragraph-rsid="002a97ba"/>
    </style:style>
    <style:style style:name="P31" style:family="paragraph" style:parent-style-name="titulos1">
      <style:text-properties officeooo:rsid="002ac4bd" officeooo:paragraph-rsid="002ac4bd"/>
    </style:style>
    <style:style style:name="P32" style:family="paragraph" style:parent-style-name="Standard">
      <style:text-properties officeooo:rsid="002d62c7" officeooo:paragraph-rsid="002d62c7"/>
    </style:style>
    <style:style style:name="P33" style:family="paragraph" style:parent-style-name="Standard">
      <style:text-properties officeooo:rsid="002e958c" officeooo:paragraph-rsid="002e958c"/>
    </style:style>
    <style:style style:name="P34" style:family="paragraph" style:parent-style-name="Standard">
      <style:text-properties officeooo:rsid="0030fa7e" officeooo:paragraph-rsid="0030fa7e"/>
    </style:style>
    <style:style style:name="P35" style:family="paragraph" style:parent-style-name="Standard">
      <style:text-properties officeooo:rsid="00338e42" officeooo:paragraph-rsid="00338e42"/>
    </style:style>
    <style:style style:name="P36" style:family="paragraph" style:parent-style-name="titulos1">
      <style:text-properties officeooo:rsid="0035d73b" officeooo:paragraph-rsid="0035d73b"/>
    </style:style>
    <style:style style:name="P37" style:family="paragraph" style:parent-style-name="titulos1">
      <style:text-properties officeooo:rsid="003674d9" officeooo:paragraph-rsid="003674d9"/>
    </style:style>
    <style:style style:name="P38" style:family="paragraph" style:parent-style-name="Table_20_Contents">
      <style:text-properties officeooo:rsid="001fe66d" officeooo:paragraph-rsid="001fe66d"/>
    </style:style>
    <style:style style:name="P39" style:family="paragraph" style:parent-style-name="titulos1">
      <style:text-properties officeooo:rsid="001fe66d" officeooo:paragraph-rsid="001fe66d"/>
    </style:style>
    <style:style style:name="P40" style:family="paragraph" style:parent-style-name="Table_20_Contents">
      <style:text-properties fo:font-weight="bold" officeooo:rsid="001fe66d" officeooo:paragraph-rsid="001fe66d" style:font-weight-asian="bold" style:font-weight-complex="bold"/>
    </style:style>
    <style:style style:name="P41" style:family="paragraph" style:parent-style-name="Table_20_Contents">
      <style:text-properties officeooo:rsid="00202a58" officeooo:paragraph-rsid="00202a58"/>
    </style:style>
    <style:style style:name="P42" style:family="paragraph" style:parent-style-name="titulos1">
      <style:text-properties officeooo:rsid="00202a58" officeooo:paragraph-rsid="00202a58"/>
    </style:style>
    <style:style style:name="P43" style:family="paragraph" style:parent-style-name="titulos1">
      <style:text-properties officeooo:rsid="001e2c36" officeooo:paragraph-rsid="001e2c36"/>
    </style:style>
    <style:style style:name="P44" style:family="paragraph" style:parent-style-name="titulos1">
      <style:text-properties officeooo:rsid="0022dd80" officeooo:paragraph-rsid="0022dd80"/>
    </style:style>
    <style:style style:name="P45" style:family="paragraph" style:parent-style-name="titulos2">
      <style:text-properties officeooo:rsid="0022dd80" officeooo:paragraph-rsid="0022dd80"/>
    </style:style>
    <style:style style:name="P46" style:family="paragraph" style:parent-style-name="titulos1">
      <style:text-properties officeooo:rsid="00242e6c" officeooo:paragraph-rsid="00242e6c"/>
    </style:style>
    <style:style style:name="P47" style:family="paragraph" style:parent-style-name="titulos1">
      <style:text-properties officeooo:rsid="00242e6c" officeooo:paragraph-rsid="0024d3f0"/>
    </style:style>
    <style:style style:name="P48" style:family="paragraph" style:parent-style-name="titulos1">
      <style:text-properties officeooo:rsid="0024d3f0" officeooo:paragraph-rsid="0024d3f0"/>
    </style:style>
    <style:style style:name="P49" style:family="paragraph" style:parent-style-name="titulos1">
      <style:text-properties officeooo:rsid="002c7415" officeooo:paragraph-rsid="002c7415"/>
    </style:style>
    <style:style style:name="P50" style:family="paragraph" style:parent-style-name="titulos2">
      <style:text-properties officeooo:rsid="0020b8b2" officeooo:paragraph-rsid="0020b8b2"/>
    </style:style>
    <style:style style:name="P51" style:family="paragraph" style:parent-style-name="titulos2">
      <style:text-properties officeooo:rsid="002265d4" officeooo:paragraph-rsid="002265d4"/>
    </style:style>
    <style:style style:name="P52" style:family="paragraph" style:parent-style-name="titulos2">
      <style:text-properties officeooo:rsid="002f51c3" officeooo:paragraph-rsid="002f51c3"/>
    </style:style>
    <style:style style:name="P53" style:family="paragraph" style:parent-style-name="Codigo">
      <style:text-properties fo:color="#000000" loext:opacity="100%" officeooo:rsid="002265d4" officeooo:paragraph-rsid="002265d4"/>
    </style:style>
    <style:style style:name="P54" style:family="paragraph" style:parent-style-name="Standard" style:list-style-name="L1">
      <style:text-properties officeooo:rsid="001b179b" officeooo:paragraph-rsid="001b179b"/>
    </style:style>
    <style:style style:name="P55" style:family="paragraph" style:parent-style-name="Standard" style:list-style-name="L2">
      <style:text-properties officeooo:rsid="001d0094" officeooo:paragraph-rsid="001d0094"/>
    </style:style>
    <style:style style:name="P56" style:family="paragraph" style:parent-style-name="Standard" style:list-style-name="L3">
      <style:text-properties officeooo:rsid="001d0094" officeooo:paragraph-rsid="001d0094"/>
    </style:style>
    <style:style style:name="P57" style:family="paragraph" style:parent-style-name="Standard" style:list-style-name="L3">
      <style:text-properties officeooo:rsid="001e0321" officeooo:paragraph-rsid="001e0321"/>
    </style:style>
    <style:style style:name="P58" style:family="paragraph" style:parent-style-name="Standard" style:list-style-name="L4">
      <style:text-properties officeooo:rsid="001e0321" officeooo:paragraph-rsid="001e0321"/>
    </style:style>
    <style:style style:name="P59" style:family="paragraph" style:parent-style-name="Standard" style:list-style-name="L5">
      <style:text-properties officeooo:rsid="001e0321" officeooo:paragraph-rsid="001e0321"/>
    </style:style>
    <style:style style:name="P60" style:family="paragraph" style:parent-style-name="Standard" style:list-style-name="L6">
      <style:text-properties officeooo:rsid="0020f75e" officeooo:paragraph-rsid="0020f75e"/>
    </style:style>
    <style:style style:name="P61" style:family="paragraph" style:parent-style-name="Standard" style:list-style-name="L7"/>
    <style:style style:name="P62" style:family="paragraph" style:parent-style-name="Standard" style:list-style-name="L8"/>
    <style:style style:name="P63" style:family="paragraph" style:parent-style-name="Standard" style:list-style-name="L9">
      <style:text-properties style:text-underline-style="none" fo:font-weight="normal" officeooo:rsid="0022dd80" officeooo:paragraph-rsid="0022dd80" style:font-weight-asian="normal" style:font-weight-complex="normal"/>
    </style:style>
    <style:style style:name="P64" style:family="paragraph" style:parent-style-name="Standard">
      <style:text-properties officeooo:rsid="00242e6c" officeooo:paragraph-rsid="00242e6c"/>
    </style:style>
    <style:style style:name="P65" style:family="paragraph" style:parent-style-name="Standard" style:list-style-name="L10">
      <style:text-properties officeooo:rsid="002452fe" officeooo:paragraph-rsid="002452fe"/>
    </style:style>
    <style:style style:name="P66" style:family="paragraph" style:parent-style-name="Standard" style:list-style-name="L10">
      <style:text-properties officeooo:rsid="002452fe" officeooo:paragraph-rsid="0024d3f0"/>
    </style:style>
    <style:style style:name="P67" style:family="paragraph" style:parent-style-name="Standard" style:list-style-name="L11">
      <style:text-properties officeooo:rsid="002452fe" officeooo:paragraph-rsid="002452fe"/>
    </style:style>
    <style:style style:name="P68" style:family="paragraph" style:parent-style-name="Standard" style:list-style-name="L12">
      <style:text-properties officeooo:rsid="002514b6" officeooo:paragraph-rsid="002514b6"/>
    </style:style>
    <style:style style:name="P69" style:family="paragraph" style:parent-style-name="Standard" style:list-style-name="L13">
      <style:text-properties officeooo:paragraph-rsid="0029bdf9"/>
    </style:style>
    <style:style style:name="P70" style:family="paragraph" style:parent-style-name="Standard" style:list-style-name="L13">
      <style:text-properties officeooo:rsid="002855be" officeooo:paragraph-rsid="002855be"/>
    </style:style>
    <style:style style:name="P71" style:family="paragraph" style:parent-style-name="Standard" style:list-style-name="L13">
      <style:text-properties officeooo:rsid="002855be" officeooo:paragraph-rsid="0029bdf9"/>
    </style:style>
    <style:style style:name="P72" style:family="paragraph" style:parent-style-name="Standard" style:list-style-name="L13">
      <style:text-properties officeooo:rsid="0029bdf9" officeooo:paragraph-rsid="0029bdf9"/>
    </style:style>
    <style:style style:name="P73" style:family="paragraph" style:parent-style-name="Standard" style:list-style-name="L14">
      <style:text-properties officeooo:rsid="002a97ba" officeooo:paragraph-rsid="002a97ba"/>
    </style:style>
    <style:style style:name="P74" style:family="paragraph" style:parent-style-name="Standard" style:list-style-name="L13">
      <style:text-properties officeooo:rsid="002ac4bd" officeooo:paragraph-rsid="002ac4bd"/>
    </style:style>
    <style:style style:name="P75" style:family="paragraph" style:parent-style-name="Standard" style:list-style-name="L15">
      <style:text-properties officeooo:rsid="002ac4bd" officeooo:paragraph-rsid="002ac4bd"/>
    </style:style>
    <style:style style:name="P76" style:family="paragraph" style:parent-style-name="Standard" style:list-style-name="L16">
      <style:text-properties officeooo:rsid="002d62c7" officeooo:paragraph-rsid="002d62c7"/>
    </style:style>
    <style:style style:name="P77" style:family="paragraph" style:parent-style-name="Standard" style:list-style-name="L17">
      <style:text-properties officeooo:rsid="002e958c" officeooo:paragraph-rsid="002e958c"/>
    </style:style>
    <style:style style:name="P78" style:family="paragraph" style:parent-style-name="Standard" style:list-style-name="L18">
      <style:text-properties officeooo:rsid="003078ca" officeooo:paragraph-rsid="003078ca"/>
    </style:style>
    <style:style style:name="P79" style:family="paragraph" style:parent-style-name="Standard" style:list-style-name="L19">
      <style:text-properties officeooo:rsid="0030fa7e" officeooo:paragraph-rsid="0030fa7e"/>
    </style:style>
    <style:style style:name="P80" style:family="paragraph" style:parent-style-name="Standard" style:list-style-name="L20">
      <style:text-properties officeooo:rsid="003270c4" officeooo:paragraph-rsid="003270c4"/>
    </style:style>
    <style:style style:name="P81" style:family="paragraph" style:parent-style-name="Standard" style:list-style-name="L20">
      <style:text-properties officeooo:rsid="003270c4" officeooo:paragraph-rsid="00338e42"/>
    </style:style>
    <style:style style:name="P82" style:family="paragraph" style:parent-style-name="Standard" style:list-style-name="L21">
      <style:text-properties officeooo:rsid="0035d73b" officeooo:paragraph-rsid="0035d73b"/>
    </style:style>
    <style:style style:name="P83" style:family="paragraph" style:parent-style-name="Standard" style:list-style-name="L21">
      <style:text-properties officeooo:rsid="003674d9" officeooo:paragraph-rsid="003674d9"/>
    </style:style>
    <style:style style:name="P84" style:family="paragraph" style:parent-style-name="Standard" style:list-style-name="L22">
      <style:text-properties officeooo:rsid="003674d9" officeooo:paragraph-rsid="003674d9"/>
    </style:style>
    <style:style style:name="P85" style:family="paragraph" style:parent-style-name="Standard">
      <style:text-properties officeooo:rsid="003674d9" officeooo:paragraph-rsid="003674d9"/>
    </style:style>
    <style:style style:name="P86" style:family="paragraph" style:parent-style-name="Standard" style:list-style-name="L23">
      <style:text-properties officeooo:rsid="003819b0" officeooo:paragraph-rsid="003819b0"/>
    </style:style>
    <style:style style:name="P87" style:family="paragraph" style:parent-style-name="Standard" style:list-style-name="L23">
      <style:text-properties officeooo:rsid="00384b03" officeooo:paragraph-rsid="00384b03"/>
    </style:style>
    <style:style style:name="P88" style:family="paragraph" style:parent-style-name="Standard" style:list-style-name="L24">
      <style:text-properties officeooo:rsid="0039fc84" officeooo:paragraph-rsid="0039fc84"/>
    </style:style>
    <style:style style:name="P89" style:family="paragraph" style:parent-style-name="Standard" style:list-style-name="L24">
      <style:text-properties officeooo:rsid="003ab9d3" officeooo:paragraph-rsid="003ab9d3"/>
    </style:style>
    <style:style style:name="P90" style:family="paragraph" style:parent-style-name="Standard" style:list-style-name="L24">
      <style:text-properties officeooo:rsid="003b5923" officeooo:paragraph-rsid="003b5923"/>
    </style:style>
    <style:style style:name="P91" style:family="paragraph" style:parent-style-name="Standard">
      <style:text-properties officeooo:rsid="003b5923" officeooo:paragraph-rsid="003b5923"/>
    </style:style>
    <style:style style:name="P92" style:family="paragraph" style:parent-style-name="Standard" style:list-style-name="L25">
      <style:text-properties officeooo:rsid="003cac2d" officeooo:paragraph-rsid="003cac2d"/>
    </style:style>
    <style:style style:name="P93" style:family="paragraph" style:parent-style-name="Standard" style:list-style-name="L26">
      <style:text-properties officeooo:rsid="003e1d4b" officeooo:paragraph-rsid="003e1d4b"/>
    </style:style>
    <style:style style:name="P94" style:family="paragraph" style:parent-style-name="Standard" style:list-style-name="L27">
      <style:text-properties officeooo:rsid="003e1d4b" officeooo:paragraph-rsid="003e1d4b"/>
    </style:style>
    <style:style style:name="P95" style:family="paragraph" style:parent-style-name="Standard" style:list-style-name="L27">
      <style:text-properties officeooo:paragraph-rsid="003e1d4b"/>
    </style:style>
    <style:style style:name="P96" style:family="paragraph" style:parent-style-name="Standard" style:list-style-name="L28">
      <style:text-properties officeooo:rsid="003f0fb4" officeooo:paragraph-rsid="003f0fb4"/>
    </style:style>
    <style:style style:name="P97" style:family="paragraph" style:parent-style-name="Standard">
      <style:text-properties officeooo:rsid="003f0fb4" officeooo:paragraph-rsid="003f0fb4"/>
    </style:style>
    <style:style style:name="P98" style:family="paragraph" style:parent-style-name="Standard" style:list-style-name="L28">
      <style:text-properties fo:font-weight="bold" officeooo:rsid="003f0fb4" officeooo:paragraph-rsid="003f0fb4" style:font-weight-asian="bold" style:font-weight-complex="bold"/>
    </style:style>
    <style:style style:name="P99" style:family="paragraph" style:parent-style-name="Standard" style:list-style-name="L112">
      <style:text-properties fo:font-weight="bold" officeooo:rsid="00405dea" officeooo:paragraph-rsid="00405dea" style:font-weight-asian="bold" style:font-weight-complex="bold"/>
    </style:style>
    <style:style style:name="P100" style:family="paragraph" style:parent-style-name="Standard" style:list-style-name="L112">
      <style:text-properties fo:font-weight="bold" officeooo:rsid="0040775c" officeooo:paragraph-rsid="0040775c" style:font-weight-asian="bold" style:font-weight-complex="bold"/>
    </style:style>
    <style:style style:name="P101" style:family="paragraph" style:parent-style-name="Standard" style:list-style-name="L28">
      <style:text-properties fo:font-weight="normal" officeooo:rsid="003f0fb4" officeooo:paragraph-rsid="003f0fb4" style:font-weight-asian="normal" style:font-weight-complex="normal"/>
    </style:style>
    <style:style style:name="P102" style:family="paragraph" style:parent-style-name="Standard" style:list-style-name="L112">
      <style:text-properties fo:font-weight="normal" officeooo:rsid="00405dea" officeooo:paragraph-rsid="00405dea" style:font-weight-asian="normal" style:font-weight-complex="normal"/>
    </style:style>
    <style:style style:name="P103" style:family="paragraph" style:parent-style-name="Standard" style:list-style-name="L112">
      <style:text-properties fo:font-weight="normal" officeooo:rsid="00405dea" officeooo:paragraph-rsid="0040775c" style:font-weight-asian="normal" style:font-weight-complex="normal"/>
    </style:style>
    <style:style style:name="P104" style:family="paragraph" style:parent-style-name="Standard">
      <style:text-properties fo:font-weight="normal" officeooo:rsid="00405dea" officeooo:paragraph-rsid="0040775c" style:font-weight-asian="normal" style:font-weight-complex="normal"/>
    </style:style>
    <style:style style:name="P105" style:family="paragraph" style:parent-style-name="Standard" style:list-style-name="L112">
      <style:text-properties fo:font-weight="normal" officeooo:rsid="0040775c" officeooo:paragraph-rsid="0040775c" style:font-weight-asian="normal" style:font-weight-complex="normal"/>
    </style:style>
    <style:style style:name="P106" style:family="paragraph" style:parent-style-name="Standard" style:list-style-name="L106"/>
    <style:style style:name="P107" style:family="paragraph" style:parent-style-name="Standard" style:list-style-name="L107">
      <style:text-properties officeooo:paragraph-rsid="003f0fb4"/>
    </style:style>
    <style:style style:name="P108" style:family="paragraph" style:parent-style-name="Standard" style:list-style-name="L110"/>
    <style:style style:name="P109" style:family="paragraph" style:parent-style-name="Standard" style:list-style-name="L111">
      <style:text-properties officeooo:rsid="00405dea" officeooo:paragraph-rsid="00405dea"/>
    </style:style>
    <style:style style:name="P110" style:family="paragraph" style:parent-style-name="Standard" style:list-style-name="L113">
      <style:text-properties officeooo:rsid="0041b818" officeooo:paragraph-rsid="0041b818"/>
    </style:style>
    <style:style style:name="P111" style:family="paragraph" style:parent-style-name="Standard">
      <style:text-properties officeooo:rsid="0041b818" officeooo:paragraph-rsid="0041b818"/>
    </style:style>
    <style:style style:name="P112" style:family="paragraph" style:parent-style-name="Standard" style:list-style-name="L114">
      <style:text-properties officeooo:rsid="0041b818" officeooo:paragraph-rsid="0041b818"/>
    </style:style>
    <style:style style:name="P113" style:family="paragraph" style:parent-style-name="Standard" style:list-style-name="L115">
      <style:text-properties officeooo:rsid="0041c4e3" officeooo:paragraph-rsid="0041c4e3"/>
    </style:style>
    <style:style style:name="P114" style:family="paragraph" style:parent-style-name="Standard">
      <style:text-properties officeooo:rsid="0041c4e3" officeooo:paragraph-rsid="0041c4e3"/>
    </style:style>
    <style:style style:name="P115" style:family="paragraph" style:parent-style-name="Standard" style:list-style-name="L116">
      <style:text-properties officeooo:rsid="0041c4e3" officeooo:paragraph-rsid="0041c4e3"/>
    </style:style>
    <style:style style:name="P116" style:family="paragraph" style:parent-style-name="Standard" style:list-style-name="L117"/>
    <style:style style:name="P117" style:family="paragraph" style:parent-style-name="Standard" style:list-style-name="L118">
      <style:text-properties officeooo:rsid="00436175" officeooo:paragraph-rsid="00436175"/>
    </style:style>
    <style:style style:name="P118" style:family="paragraph" style:parent-style-name="Standard">
      <style:text-properties officeooo:rsid="00436175" officeooo:paragraph-rsid="00436175"/>
    </style:style>
    <style:style style:name="P119" style:family="paragraph" style:parent-style-name="Standard" style:list-style-name="L119">
      <style:text-properties officeooo:rsid="00436175" officeooo:paragraph-rsid="00436175"/>
    </style:style>
    <style:style style:name="P120" style:family="paragraph" style:parent-style-name="Standard" style:list-style-name="L120">
      <style:text-properties officeooo:rsid="00436175" officeooo:paragraph-rsid="00436175"/>
    </style:style>
    <style:style style:name="P121" style:family="paragraph" style:parent-style-name="Standard" style:list-style-name="L121">
      <style:text-properties officeooo:rsid="00436175" officeooo:paragraph-rsid="00436175"/>
    </style:style>
    <style:style style:name="P122" style:family="paragraph" style:parent-style-name="Standard" style:list-style-name="L122">
      <style:text-properties officeooo:rsid="00436175" officeooo:paragraph-rsid="00436175"/>
    </style:style>
    <style:style style:name="P123" style:family="paragraph" style:parent-style-name="Standard" style:list-style-name="L123">
      <style:text-properties officeooo:rsid="00436175" officeooo:paragraph-rsid="00436175"/>
    </style:style>
    <style:style style:name="P124" style:family="paragraph" style:parent-style-name="Standard" style:list-style-name="L124">
      <style:text-properties officeooo:rsid="00444cf1" officeooo:paragraph-rsid="00444cf1"/>
    </style:style>
    <style:style style:name="P125" style:family="paragraph" style:parent-style-name="Standard">
      <style:text-properties officeooo:rsid="00444cf1" officeooo:paragraph-rsid="00444cf1"/>
    </style:style>
    <style:style style:name="P126" style:family="paragraph" style:parent-style-name="Standard" style:list-style-name="L125">
      <style:text-properties officeooo:rsid="00444cf1" officeooo:paragraph-rsid="00444cf1"/>
    </style:style>
    <style:style style:name="P127" style:family="paragraph" style:parent-style-name="Standard" style:list-style-name="L126">
      <style:text-properties officeooo:paragraph-rsid="00463a99"/>
    </style:style>
    <style:style style:name="P128" style:family="paragraph" style:parent-style-name="Standard" style:list-style-name="L127">
      <style:text-properties officeooo:rsid="00463a99" officeooo:paragraph-rsid="00463a99"/>
    </style:style>
    <style:style style:name="P129" style:family="paragraph" style:parent-style-name="Standard">
      <style:text-properties officeooo:paragraph-rsid="00463a99"/>
    </style:style>
    <style:style style:name="P130" style:family="paragraph" style:parent-style-name="Text_20_body" style:list-style-name="L29">
      <style:paragraph-properties fo:margin-top="0cm" fo:margin-bottom="0cm" style:contextual-spacing="false" fo:break-before="page"/>
      <style:text-properties officeooo:paragraph-rsid="00436175"/>
    </style:style>
    <style:style style:name="P131" style:family="paragraph" style:parent-style-name="Text_20_body" style:list-style-name="L30">
      <style:paragraph-properties fo:margin-top="0cm" fo:margin-bottom="0cm" style:contextual-spacing="false"/>
    </style:style>
    <style:style style:name="P132" style:family="paragraph" style:parent-style-name="Text_20_body" style:list-style-name="L31">
      <style:paragraph-properties fo:margin-top="0cm" fo:margin-bottom="0cm" style:contextual-spacing="false"/>
    </style:style>
    <style:style style:name="P133" style:family="paragraph" style:parent-style-name="Text_20_body" style:list-style-name="L32">
      <style:paragraph-properties fo:margin-top="0cm" fo:margin-bottom="0cm" style:contextual-spacing="false"/>
    </style:style>
    <style:style style:name="P134" style:family="paragraph" style:parent-style-name="Text_20_body" style:list-style-name="L33">
      <style:paragraph-properties fo:margin-top="0cm" fo:margin-bottom="0cm" style:contextual-spacing="false"/>
    </style:style>
    <style:style style:name="P135" style:family="paragraph" style:parent-style-name="Text_20_body" style:list-style-name="L34">
      <style:paragraph-properties fo:margin-top="0cm" fo:margin-bottom="0cm" style:contextual-spacing="false"/>
    </style:style>
    <style:style style:name="P136" style:family="paragraph" style:parent-style-name="Text_20_body" style:list-style-name="L35">
      <style:paragraph-properties fo:margin-top="0cm" fo:margin-bottom="0cm" style:contextual-spacing="false"/>
    </style:style>
    <style:style style:name="P137" style:family="paragraph" style:parent-style-name="Text_20_body" style:list-style-name="L36">
      <style:paragraph-properties fo:margin-top="0cm" fo:margin-bottom="0cm" style:contextual-spacing="false"/>
    </style:style>
    <style:style style:name="P138" style:family="paragraph" style:parent-style-name="Text_20_body" style:list-style-name="L37">
      <style:paragraph-properties fo:margin-top="0cm" fo:margin-bottom="0cm" style:contextual-spacing="false"/>
    </style:style>
    <style:style style:name="P139" style:family="paragraph" style:parent-style-name="Text_20_body" style:list-style-name="L38">
      <style:paragraph-properties fo:margin-top="0cm" fo:margin-bottom="0cm" style:contextual-spacing="false"/>
    </style:style>
    <style:style style:name="P140" style:family="paragraph" style:parent-style-name="Text_20_body" style:list-style-name="L39">
      <style:paragraph-properties fo:margin-top="0cm" fo:margin-bottom="0cm" style:contextual-spacing="false"/>
    </style:style>
    <style:style style:name="P141" style:family="paragraph" style:parent-style-name="Text_20_body" style:list-style-name="L40">
      <style:paragraph-properties fo:margin-top="0cm" fo:margin-bottom="0cm" style:contextual-spacing="false"/>
    </style:style>
    <style:style style:name="P142" style:family="paragraph" style:parent-style-name="Text_20_body" style:list-style-name="L41">
      <style:paragraph-properties fo:margin-top="0cm" fo:margin-bottom="0cm" style:contextual-spacing="false"/>
    </style:style>
    <style:style style:name="P143" style:family="paragraph" style:parent-style-name="Text_20_body" style:list-style-name="L42">
      <style:paragraph-properties fo:margin-top="0cm" fo:margin-bottom="0cm" style:contextual-spacing="false"/>
    </style:style>
    <style:style style:name="P144" style:family="paragraph" style:parent-style-name="Text_20_body" style:list-style-name="L43">
      <style:paragraph-properties fo:margin-top="0cm" fo:margin-bottom="0cm" style:contextual-spacing="false"/>
    </style:style>
    <style:style style:name="P145" style:family="paragraph" style:parent-style-name="Text_20_body" style:list-style-name="L44">
      <style:paragraph-properties fo:margin-top="0cm" fo:margin-bottom="0cm" style:contextual-spacing="false"/>
    </style:style>
    <style:style style:name="P146" style:family="paragraph" style:parent-style-name="Text_20_body" style:list-style-name="L45">
      <style:paragraph-properties fo:margin-top="0cm" fo:margin-bottom="0cm" style:contextual-spacing="false"/>
    </style:style>
    <style:style style:name="P147" style:family="paragraph" style:parent-style-name="Text_20_body" style:list-style-name="L46">
      <style:paragraph-properties fo:margin-top="0cm" fo:margin-bottom="0cm" style:contextual-spacing="false"/>
    </style:style>
    <style:style style:name="P148" style:family="paragraph" style:parent-style-name="Text_20_body" style:list-style-name="L47">
      <style:paragraph-properties fo:margin-top="0cm" fo:margin-bottom="0cm" style:contextual-spacing="false"/>
    </style:style>
    <style:style style:name="P149" style:family="paragraph" style:parent-style-name="Text_20_body" style:list-style-name="L48">
      <style:paragraph-properties fo:margin-top="0cm" fo:margin-bottom="0cm" style:contextual-spacing="false"/>
    </style:style>
    <style:style style:name="P150" style:family="paragraph" style:parent-style-name="Text_20_body" style:list-style-name="L49">
      <style:paragraph-properties fo:margin-top="0cm" fo:margin-bottom="0cm" style:contextual-spacing="false"/>
    </style:style>
    <style:style style:name="P151" style:family="paragraph" style:parent-style-name="Text_20_body" style:list-style-name="L50">
      <style:paragraph-properties fo:margin-top="0cm" fo:margin-bottom="0cm" style:contextual-spacing="false"/>
    </style:style>
    <style:style style:name="P152" style:family="paragraph" style:parent-style-name="Text_20_body" style:list-style-name="L51">
      <style:paragraph-properties fo:margin-top="0cm" fo:margin-bottom="0cm" style:contextual-spacing="false"/>
    </style:style>
    <style:style style:name="P153" style:family="paragraph" style:parent-style-name="Text_20_body" style:list-style-name="L52">
      <style:paragraph-properties fo:margin-top="0cm" fo:margin-bottom="0cm" style:contextual-spacing="false"/>
    </style:style>
    <style:style style:name="P154" style:family="paragraph" style:parent-style-name="Text_20_body" style:list-style-name="L53">
      <style:paragraph-properties fo:margin-top="0cm" fo:margin-bottom="0cm" style:contextual-spacing="false"/>
    </style:style>
    <style:style style:name="P155" style:family="paragraph" style:parent-style-name="Text_20_body" style:list-style-name="L54">
      <style:paragraph-properties fo:margin-top="0cm" fo:margin-bottom="0cm" style:contextual-spacing="false"/>
    </style:style>
    <style:style style:name="P156" style:family="paragraph" style:parent-style-name="Text_20_body" style:list-style-name="L55">
      <style:paragraph-properties fo:margin-top="0cm" fo:margin-bottom="0cm" style:contextual-spacing="false"/>
    </style:style>
    <style:style style:name="P157" style:family="paragraph" style:parent-style-name="Text_20_body" style:list-style-name="L56">
      <style:paragraph-properties fo:margin-top="0cm" fo:margin-bottom="0cm" style:contextual-spacing="false"/>
    </style:style>
    <style:style style:name="P158" style:family="paragraph" style:parent-style-name="Text_20_body" style:list-style-name="L57">
      <style:paragraph-properties fo:margin-top="0cm" fo:margin-bottom="0cm" style:contextual-spacing="false"/>
    </style:style>
    <style:style style:name="P159" style:family="paragraph" style:parent-style-name="Text_20_body" style:list-style-name="L58">
      <style:paragraph-properties fo:margin-top="0cm" fo:margin-bottom="0cm" style:contextual-spacing="false"/>
    </style:style>
    <style:style style:name="P160" style:family="paragraph" style:parent-style-name="Text_20_body" style:list-style-name="L59">
      <style:paragraph-properties fo:margin-top="0cm" fo:margin-bottom="0cm" style:contextual-spacing="false"/>
    </style:style>
    <style:style style:name="P161" style:family="paragraph" style:parent-style-name="Text_20_body" style:list-style-name="L60">
      <style:paragraph-properties fo:margin-top="0cm" fo:margin-bottom="0cm" style:contextual-spacing="false"/>
    </style:style>
    <style:style style:name="P162" style:family="paragraph" style:parent-style-name="Text_20_body" style:list-style-name="L61">
      <style:paragraph-properties fo:margin-top="0cm" fo:margin-bottom="0cm" style:contextual-spacing="false"/>
    </style:style>
    <style:style style:name="P163" style:family="paragraph" style:parent-style-name="Text_20_body" style:list-style-name="L62">
      <style:paragraph-properties fo:margin-top="0cm" fo:margin-bottom="0cm" style:contextual-spacing="false"/>
    </style:style>
    <style:style style:name="P164" style:family="paragraph" style:parent-style-name="Text_20_body" style:list-style-name="L63">
      <style:paragraph-properties fo:margin-top="0cm" fo:margin-bottom="0cm" style:contextual-spacing="false"/>
    </style:style>
    <style:style style:name="P165" style:family="paragraph" style:parent-style-name="Text_20_body" style:list-style-name="L64">
      <style:paragraph-properties fo:margin-top="0cm" fo:margin-bottom="0cm" style:contextual-spacing="false"/>
    </style:style>
    <style:style style:name="P166" style:family="paragraph" style:parent-style-name="Text_20_body" style:list-style-name="L65">
      <style:paragraph-properties fo:margin-top="0cm" fo:margin-bottom="0cm" style:contextual-spacing="false"/>
    </style:style>
    <style:style style:name="P167" style:family="paragraph" style:parent-style-name="Text_20_body" style:list-style-name="L66">
      <style:paragraph-properties fo:margin-top="0cm" fo:margin-bottom="0cm" style:contextual-spacing="false"/>
    </style:style>
    <style:style style:name="P168" style:family="paragraph" style:parent-style-name="Text_20_body" style:list-style-name="L67">
      <style:paragraph-properties fo:margin-top="0cm" fo:margin-bottom="0cm" style:contextual-spacing="false"/>
    </style:style>
    <style:style style:name="P169" style:family="paragraph" style:parent-style-name="Text_20_body" style:list-style-name="L68">
      <style:paragraph-properties fo:margin-top="0cm" fo:margin-bottom="0cm" style:contextual-spacing="false"/>
    </style:style>
    <style:style style:name="P170" style:family="paragraph" style:parent-style-name="Text_20_body" style:list-style-name="L69">
      <style:paragraph-properties fo:margin-top="0cm" fo:margin-bottom="0cm" style:contextual-spacing="false"/>
    </style:style>
    <style:style style:name="P171" style:family="paragraph" style:parent-style-name="Text_20_body" style:list-style-name="L70">
      <style:paragraph-properties fo:margin-top="0cm" fo:margin-bottom="0cm" style:contextual-spacing="false"/>
    </style:style>
    <style:style style:name="P172" style:family="paragraph" style:parent-style-name="Text_20_body" style:list-style-name="L71">
      <style:paragraph-properties fo:margin-top="0cm" fo:margin-bottom="0cm" style:contextual-spacing="false"/>
    </style:style>
    <style:style style:name="P173" style:family="paragraph" style:parent-style-name="Text_20_body" style:list-style-name="L72">
      <style:paragraph-properties fo:margin-top="0cm" fo:margin-bottom="0cm" style:contextual-spacing="false"/>
    </style:style>
    <style:style style:name="P174" style:family="paragraph" style:parent-style-name="Text_20_body" style:list-style-name="L73">
      <style:paragraph-properties fo:margin-top="0cm" fo:margin-bottom="0cm" style:contextual-spacing="false"/>
    </style:style>
    <style:style style:name="P175" style:family="paragraph" style:parent-style-name="Text_20_body" style:list-style-name="L74">
      <style:paragraph-properties fo:margin-top="0cm" fo:margin-bottom="0cm" style:contextual-spacing="false"/>
    </style:style>
    <style:style style:name="P176" style:family="paragraph" style:parent-style-name="Text_20_body" style:list-style-name="L75">
      <style:paragraph-properties fo:margin-top="0cm" fo:margin-bottom="0cm" style:contextual-spacing="false"/>
    </style:style>
    <style:style style:name="P177" style:family="paragraph" style:parent-style-name="Text_20_body" style:list-style-name="L76">
      <style:paragraph-properties fo:margin-top="0cm" fo:margin-bottom="0cm" style:contextual-spacing="false"/>
    </style:style>
    <style:style style:name="P178" style:family="paragraph" style:parent-style-name="Text_20_body" style:list-style-name="L77">
      <style:paragraph-properties fo:margin-top="0cm" fo:margin-bottom="0cm" style:contextual-spacing="false"/>
    </style:style>
    <style:style style:name="P179" style:family="paragraph" style:parent-style-name="Text_20_body" style:list-style-name="L78">
      <style:paragraph-properties fo:margin-top="0cm" fo:margin-bottom="0cm" style:contextual-spacing="false"/>
    </style:style>
    <style:style style:name="P180" style:family="paragraph" style:parent-style-name="Text_20_body" style:list-style-name="L79">
      <style:paragraph-properties fo:margin-top="0cm" fo:margin-bottom="0cm" style:contextual-spacing="false"/>
    </style:style>
    <style:style style:name="P181" style:family="paragraph" style:parent-style-name="Text_20_body" style:list-style-name="L80">
      <style:paragraph-properties fo:margin-top="0cm" fo:margin-bottom="0cm" style:contextual-spacing="false"/>
    </style:style>
    <style:style style:name="P182" style:family="paragraph" style:parent-style-name="Text_20_body" style:list-style-name="L81">
      <style:paragraph-properties fo:margin-top="0cm" fo:margin-bottom="0cm" style:contextual-spacing="false"/>
    </style:style>
    <style:style style:name="P183" style:family="paragraph" style:parent-style-name="Text_20_body" style:list-style-name="L82">
      <style:paragraph-properties fo:margin-top="0cm" fo:margin-bottom="0cm" style:contextual-spacing="false"/>
    </style:style>
    <style:style style:name="P184" style:family="paragraph" style:parent-style-name="Text_20_body" style:list-style-name="L83">
      <style:paragraph-properties fo:margin-top="0cm" fo:margin-bottom="0cm" style:contextual-spacing="false"/>
    </style:style>
    <style:style style:name="P185" style:family="paragraph" style:parent-style-name="Text_20_body" style:list-style-name="L84">
      <style:paragraph-properties fo:margin-top="0cm" fo:margin-bottom="0cm" style:contextual-spacing="false"/>
    </style:style>
    <style:style style:name="P186" style:family="paragraph" style:parent-style-name="Text_20_body" style:list-style-name="L85">
      <style:paragraph-properties fo:margin-top="0cm" fo:margin-bottom="0cm" style:contextual-spacing="false"/>
    </style:style>
    <style:style style:name="P187" style:family="paragraph" style:parent-style-name="Text_20_body" style:list-style-name="L86">
      <style:paragraph-properties fo:margin-top="0cm" fo:margin-bottom="0cm" style:contextual-spacing="false"/>
    </style:style>
    <style:style style:name="P188" style:family="paragraph" style:parent-style-name="Text_20_body" style:list-style-name="L87">
      <style:paragraph-properties fo:margin-top="0cm" fo:margin-bottom="0cm" style:contextual-spacing="false"/>
    </style:style>
    <style:style style:name="P189" style:family="paragraph" style:parent-style-name="Text_20_body" style:list-style-name="L88">
      <style:paragraph-properties fo:margin-top="0cm" fo:margin-bottom="0cm" style:contextual-spacing="false"/>
    </style:style>
    <style:style style:name="P190" style:family="paragraph" style:parent-style-name="Text_20_body" style:list-style-name="L89">
      <style:paragraph-properties fo:margin-top="0cm" fo:margin-bottom="0cm" style:contextual-spacing="false"/>
    </style:style>
    <style:style style:name="P191" style:family="paragraph" style:parent-style-name="Text_20_body" style:list-style-name="L90">
      <style:paragraph-properties fo:margin-top="0cm" fo:margin-bottom="0cm" style:contextual-spacing="false"/>
    </style:style>
    <style:style style:name="P192" style:family="paragraph" style:parent-style-name="Text_20_body" style:list-style-name="L91">
      <style:paragraph-properties fo:margin-top="0cm" fo:margin-bottom="0cm" style:contextual-spacing="false"/>
    </style:style>
    <style:style style:name="P193" style:family="paragraph" style:parent-style-name="Text_20_body" style:list-style-name="L92">
      <style:paragraph-properties fo:margin-top="0cm" fo:margin-bottom="0cm" style:contextual-spacing="false"/>
    </style:style>
    <style:style style:name="P194" style:family="paragraph" style:parent-style-name="Text_20_body" style:list-style-name="L93">
      <style:paragraph-properties fo:margin-top="0cm" fo:margin-bottom="0cm" style:contextual-spacing="false"/>
    </style:style>
    <style:style style:name="P195" style:family="paragraph" style:parent-style-name="Text_20_body" style:list-style-name="L94">
      <style:paragraph-properties fo:margin-top="0cm" fo:margin-bottom="0cm" style:contextual-spacing="false"/>
    </style:style>
    <style:style style:name="P196" style:family="paragraph" style:parent-style-name="Text_20_body" style:list-style-name="L95">
      <style:paragraph-properties fo:margin-top="0cm" fo:margin-bottom="0cm" style:contextual-spacing="false"/>
    </style:style>
    <style:style style:name="P197" style:family="paragraph" style:parent-style-name="Text_20_body" style:list-style-name="L96">
      <style:paragraph-properties fo:margin-top="0cm" fo:margin-bottom="0cm" style:contextual-spacing="false"/>
    </style:style>
    <style:style style:name="P198" style:family="paragraph" style:parent-style-name="Text_20_body" style:list-style-name="L97">
      <style:paragraph-properties fo:margin-top="0cm" fo:margin-bottom="0cm" style:contextual-spacing="false"/>
    </style:style>
    <style:style style:name="P199" style:family="paragraph" style:parent-style-name="Text_20_body" style:list-style-name="L98">
      <style:paragraph-properties fo:margin-top="0cm" fo:margin-bottom="0cm" style:contextual-spacing="false"/>
    </style:style>
    <style:style style:name="P200" style:family="paragraph" style:parent-style-name="Text_20_body" style:list-style-name="L99">
      <style:paragraph-properties fo:margin-top="0cm" fo:margin-bottom="0cm" style:contextual-spacing="false"/>
    </style:style>
    <style:style style:name="P201" style:family="paragraph" style:parent-style-name="Text_20_body" style:list-style-name="L100">
      <style:paragraph-properties fo:margin-top="0cm" fo:margin-bottom="0cm" style:contextual-spacing="false"/>
    </style:style>
    <style:style style:name="P202" style:family="paragraph" style:parent-style-name="Text_20_body" style:list-style-name="L101">
      <style:paragraph-properties fo:margin-top="0cm" fo:margin-bottom="0cm" style:contextual-spacing="false"/>
    </style:style>
    <style:style style:name="P203" style:family="paragraph" style:parent-style-name="Text_20_body" style:list-style-name="L102">
      <style:paragraph-properties fo:margin-top="0cm" fo:margin-bottom="0cm" style:contextual-spacing="false"/>
    </style:style>
    <style:style style:name="P204" style:family="paragraph" style:parent-style-name="Text_20_body" style:list-style-name="L103">
      <style:paragraph-properties fo:margin-top="0cm" fo:margin-bottom="0cm" style:contextual-spacing="false"/>
    </style:style>
    <style:style style:name="P205" style:family="paragraph" style:parent-style-name="Text_20_body" style:list-style-name="L104">
      <style:paragraph-properties fo:margin-top="0cm" fo:margin-bottom="0cm" style:contextual-spacing="false"/>
    </style:style>
    <style:style style:name="P206" style:family="paragraph" style:parent-style-name="Text_20_body" style:list-style-name="L105"/>
    <style:style style:name="P207" style:family="paragraph" style:parent-style-name="titulos1">
      <style:text-properties officeooo:rsid="0022dd80" officeooo:paragraph-rsid="0022dd80"/>
    </style:style>
    <style:style style:name="P208" style:family="paragraph" style:parent-style-name="titulos1">
      <style:text-properties officeooo:rsid="003819b0" officeooo:paragraph-rsid="003819b0"/>
    </style:style>
    <style:style style:name="P209" style:family="paragraph" style:parent-style-name="titulos1">
      <style:text-properties officeooo:rsid="003b5923" officeooo:paragraph-rsid="003b5923"/>
    </style:style>
    <style:style style:name="P210" style:family="paragraph" style:parent-style-name="titulos1">
      <style:text-properties officeooo:rsid="0041b818" officeooo:paragraph-rsid="0041b818"/>
    </style:style>
    <style:style style:name="P211" style:family="paragraph" style:parent-style-name="titulos1">
      <style:text-properties officeooo:rsid="00436175" officeooo:paragraph-rsid="00436175"/>
    </style:style>
    <style:style style:name="P212" style:family="paragraph" style:parent-style-name="titulos1">
      <style:text-properties officeooo:rsid="00441192" officeooo:paragraph-rsid="00441192"/>
    </style:style>
    <style:style style:name="P213" style:family="paragraph" style:parent-style-name="titulos1">
      <style:text-properties officeooo:rsid="00444cf1" officeooo:paragraph-rsid="00444cf1"/>
    </style:style>
    <style:style style:name="P214" style:family="paragraph" style:parent-style-name="titulos2" style:list-style-name="L1">
      <style:text-properties officeooo:rsid="001b179b" officeooo:paragraph-rsid="001b179b"/>
    </style:style>
    <style:style style:name="P215" style:family="paragraph" style:parent-style-name="titulos2">
      <style:text-properties officeooo:rsid="00384b03" officeooo:paragraph-rsid="00384b03"/>
    </style:style>
    <style:style style:name="P216" style:family="paragraph" style:parent-style-name="titulos2">
      <style:text-properties officeooo:rsid="003cac2d" officeooo:paragraph-rsid="003cac2d"/>
    </style:style>
    <style:style style:name="P217" style:family="paragraph" style:parent-style-name="titulos2">
      <style:text-properties officeooo:rsid="003e1d4b" officeooo:paragraph-rsid="003e1d4b"/>
    </style:style>
    <style:style style:name="P218" style:family="paragraph" style:parent-style-name="titulos2">
      <style:text-properties officeooo:rsid="003e4ee9" officeooo:paragraph-rsid="003e4ee9"/>
    </style:style>
    <style:style style:name="P219" style:family="paragraph" style:parent-style-name="titulos2">
      <style:text-properties officeooo:rsid="003f0fb4" officeooo:paragraph-rsid="003f0fb4"/>
    </style:style>
    <style:style style:name="P220" style:family="paragraph" style:parent-style-name="titulos2">
      <style:text-properties officeooo:rsid="0041c4e3" officeooo:paragraph-rsid="0041c4e3"/>
    </style:style>
    <style:style style:name="P221" style:family="paragraph" style:parent-style-name="titulos2">
      <style:text-properties officeooo:rsid="00436175" officeooo:paragraph-rsid="00436175"/>
    </style:style>
    <style:style style:name="T1" style:family="text">
      <style:text-properties style:font-name="Caladea" fo:font-weight="bold" officeooo:rsid="001b179b" style:font-weight-asian="bold" style:font-weight-complex="bold"/>
    </style:style>
    <style:style style:name="T2" style:family="text">
      <style:text-properties officeooo:rsid="001fe66d"/>
    </style:style>
    <style:style style:name="T3" style:family="text">
      <style:text-properties officeooo:rsid="00202a58"/>
    </style:style>
    <style:style style:name="T4" style:family="text">
      <style:text-properties officeooo:rsid="002265d4"/>
    </style:style>
    <style:style style:name="T5" style:family="text">
      <style:text-properties officeooo:rsid="0022dd80"/>
    </style:style>
    <style:style style:name="T6" style:family="text">
      <style:text-properties style:text-underline-style="none" fo:font-weight="normal" officeooo:rsid="0022dd80" style:font-weight-asian="normal" style:font-weight-complex="normal"/>
    </style:style>
    <style:style style:name="T7" style:family="text">
      <style:text-properties officeooo:rsid="0024d3f0"/>
    </style:style>
    <style:style style:name="T8" style:family="text">
      <style:text-properties style:font-name="Consolas" fo:font-size="10.5pt" fo:font-weight="normal"/>
    </style:style>
    <style:style style:name="T9" style:family="text">
      <style:text-properties officeooo:rsid="0029bdf9"/>
    </style:style>
    <style:style style:name="T10" style:family="text">
      <style:text-properties officeooo:rsid="002ac4bd"/>
    </style:style>
    <style:style style:name="T11" style:family="text">
      <style:text-properties officeooo:rsid="00356225"/>
    </style:style>
    <style:style style:name="T12" style:family="text">
      <style:text-properties officeooo:rsid="003674d9"/>
    </style:style>
    <style:style style:name="T13" style:family="text">
      <style:text-properties officeooo:rsid="003e1d4b"/>
    </style:style>
    <style:style style:name="T14" style:family="text">
      <style:text-properties fo:color="#c9211e" loext:opacity="100%"/>
    </style:style>
    <style:style style:name="T15" style:family="text">
      <style:text-properties officeooo:rsid="003f0fb4"/>
    </style:style>
    <style:style style:name="T16" style:family="text">
      <style:text-properties officeooo:rsid="0040775c"/>
    </style:style>
    <style:style style:name="T17" style:family="text">
      <style:text-properties officeooo:rsid="00463a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ulos1">CONSIDERACIONES BÁSICAS</text:p>
      <text:list text:style-name="L1">
        <text:list-item>
          <text:p text:style-name="P54">No se tienen en cuenta los espacioes en blanco y las nuevas líneas</text:p>
        </text:list-item>
        <text:list-item>
          <text:p text:style-name="P54">Case sensitive</text:p>
        </text:list-item>
        <text:list-item>
          <text:p text:style-name="P54">No tipado </text:p>
        </text:list-item>
        <text:list-item>
          <text:p text:style-name="P54">No necesario terminar en ; (PERO CONVENIENTE)</text:p>
        </text:list-item>
        <text:list-item>
          <text:p text:style-name="P54">Comentarios</text:p>
          <text:p text:style-name="P214">Limitaciones</text:p>
        </text:list-item>
        <text:list-item>
          <text:p text:style-name="P54">No se puede comunicar con recursos que no pertenezcan al mismo dominio</text:p>
        </text:list-item>
        <text:list-item>
          <text:p text:style-name="P54">No puede cerrar ventanas que no haya abierto el mismo script</text:p>
        </text:list-item>
        <text:list-item>
          <text:p text:style-name="P54">Las ventanas que se crean no pueden ser ni muy pequeñas ni muy grandes ni colocarse fuera de la vista del usuario</text:p>
        </text:list-item>
        <text:list-item>
          <text:p text:style-name="P54">No puede acceder a los archivos del ordenador del usuario</text:p>
        </text:list-item>
        <text:list-item>
          <text:p text:style-name="P54">No puede leer ni modificar las preferencias del navegador</text:p>
          <text:p text:style-name="P214">Como ejecutar JS</text:p>
        </text:list-item>
        <text:list-item>
          <text:p text:style-name="P54">En el mismo documento html</text:p>
          <text:list>
            <text:list-item>
              <text:p text:style-name="P54">Incluir la etiqueta &lt;script&gt;&lt;/script&gt; en cualquier parte del documento aunque se recomendia en el head</text:p>
            </text:list-item>
          </text:list>
        </text:list-item>
        <text:list-item>
          <text:p text:style-name="P54">En elementos html</text:p>
          <text:list>
            <text:list-item>
              <text:p text:style-name="P54">Insertar fragmentos dentro de las etiquetas html</text:p>
            </text:list-item>
          </text:list>
        </text:list-item>
        <text:list-item>
          <text:p text:style-name="P54">En un archivo externo</text:p>
          <text:list>
            <text:list-item>
              <text:p text:style-name="P54">Se accede al fichero script.js desde la etiqueta &lt;script&gt;&lt;/script&gt; en el head (Poner DEFER para que se ejecute cuando se haya cargado completamente el DOM)</text:p>
            </text:list-item>
          </text:list>
        </text:list-item>
      </text:list>
      <text:p text:style-name="P19">Comentarios</text:p>
      <text:list text:style-name="L2">
        <text:list-item>
          <text:p text:style-name="P55">Consideraciones para JDOC</text:p>
          <text:list>
            <text:list-item>
              <text:p text:style-name="P55">Inmediatamente antes del código que se comenta. </text:p>
            </text:list-item>
            <text:list-item>
              <text:p text:style-name="P55">Debe comenzar por /** para que lo reconzca</text:p>
            </text:list-item>
            <text:list-item>
              <text:p text:style-name="P55">Se ignorarán los comentarios que comiencen con /*, /*** o más de 3 estrellas. </text:p>
            </text:list-item>
          </text:list>
        </text:list-item>
      </text:list>
      <text:p text:style-name="P18"/>
      <text:p text:style-name="titulos1">Variables</text:p>
      <text:p text:style-name="titulos2">Ámbito de las variables</text:p>
      <text:list text:style-name="L3">
        <text:list-item>
          <text:p text:style-name="P56">Let → Variables locales dentro de un bloque de código.</text:p>
        </text:list-item>
        <text:list-item>
          <text:p text:style-name="P57">Var → Variables globales para todo el código. </text:p>
        </text:list-item>
        <text:list-item>
          <text:p text:style-name="P57">Si una variable global se redefine en un bloque de código, se sobreescribe pero solo durante ese bloque. </text:p>
        </text:list-item>
        <text:list-item>
          <text:p text:style-name="P57">Const → Constante cuyo valor no podrá variar</text:p>
        </text:list-item>
        <text:list-item>
          <text:p text:style-name="P57"/>
        </text:list-item>
      </text:list>
      <text:p text:style-name="P20">Uso de la consola</text:p>
      <text:p text:style-name="Standard"/>
      <text:list text:style-name="L4">
        <text:list-item>
          <text:p text:style-name="P58">console.log(“mensaje”) → visualizará el mensaje en la consola del navegador. </text:p>
        </text:list-item>
        <text:list-item>
          <text:p text:style-name="P58">console.dir() → Muestra un listado interactivo de las propiedades de un objeto JavaScript específico. Esta lista le permite examinar el contenido de los objetos hijos. </text:p>
        </text:list-item>
        <text:list-item>
          <text:p text:style-name="P58">console.error() → Muestra un mensaje de error. Se pueden utilizar sustituciones de cadena y argumentos adicionales con este método. </text:p>
        </text:list-item>
        <text:list-item>
          <text:p text:style-name="P58">console.info() → Muestra un mensaje de información en la Consola Web. Se puede utilizar sustitución de cadena y argumentos adicionales con este método. </text:p>
        </text:list-item>
        <text:list-item>
          <text:p text:style-name="P58">console.warn() → Muestra un mensaje de advertencia. Se puede utilizar sustitución de cadena y argumentos adicionales con este método </text:p>
        </text:list-item>
      </text:list>
      <text:p text:style-name="P43">Conversión entre tipos de datos</text:p>
      <text:list text:style-name="L5">
        <text:list-item>
          <text:p text:style-name="P59">Para convertir cadenas a números dispones de las funciones: parseInt() y parseFloat(). </text:p>
        </text:list-item>
        <text:list-item>
          <text:p text:style-name="P59"><text:span text:style-name="T2">E</text:span>l método toString(base) que convierte un número a su representación en la base dada (valor numérico entre 2 y 36) como un string </text:p>
        </text:list-item>
      </text:list>
      <text:p text:style-name="P39">Caracteres especiales en cadenas</text:p>
      <text:p text:style-name="Standard">\b Retroceso (Backspace) <text:s text:c="6"/>\f Avance de página <text:s text:c="8"/>\n Nueva línea <text:s text:c="8"/>\r Retorno de línea <text:s text:c="5"/>\t Tabulador [Tab] <text:s text:c="7"/>\v Tabulador vertical <text:s text:c="8"/>\' Apóstrofe o comilla simple <text:s text:c="10"/>\" Doble comilla <text:s text:c="9"/>\\ Caracter Backslash (\). </text:p>
      <text:p text:style-name="Standard"/>
      <text:p text:style-name="Standard"/>
      <text:p text:style-name="Standard"/>
      <text:p text:style-name="P39"><text:soft-page-break/>Operadores</text:p>
      <table:table table:name="Tabla1" table:style-name="Tabla1">
        <table:table-column table:style-name="Tabla1.A"/>
        <table:table-column table:style-name="Tabla1.B"/>
        <table:table-row>
          <table:table-cell table:style-name="Tabla1.A1" office:value-type="string">
            <text:p text:style-name="P40">Operador</text:p>
          </table:table-cell>
          <table:table-cell table:style-name="Tabla1.B1" office:value-type="string">
            <text:p text:style-name="P40">Uso</text:p>
          </table:table-cell>
        </table:table-row>
        <table:table-row>
          <table:table-cell table:style-name="Tabla1.A2" office:value-type="string">
            <text:p text:style-name="P38"><text:s/>= = __ != __ ≡ __ !== __ &lt; __ &gt; __ &lt;= __ &gt;=</text:p>
          </table:table-cell>
          <table:table-cell table:style-name="Tabla1.B2" office:value-type="string">
            <text:p text:style-name="P38">Comparacióm</text:p>
          </table:table-cell>
        </table:table-row>
        <table:table-row>
          <table:table-cell table:style-name="Tabla1.A2" office:value-type="string">
            <text:p text:style-name="P38">* <text:s text:c="2"/>- <text:s text:c="3"/>+ <text:s text:c="3"/>/ <text:s text:c="3"/>% <text:s text:c="4"/>++ <text:s text:c="3"/>-- <text:s text:c="4"/>+Valor <text:s text:c="4"/>-Valor </text:p>
          </table:table-cell>
          <table:table-cell table:style-name="Tabla1.B2" office:value-type="string">
            <text:p text:style-name="P38">Arítmetico</text:p>
          </table:table-cell>
        </table:table-row>
        <table:table-row table:style-name="Tabla1.4">
          <table:table-cell table:style-name="Tabla1.A2" office:value-type="string">
            <text:p text:style-name="P38">= <text:s text:c="4"/>+= <text:s text:c="4"/>-= <text:s text:c="5"/>*= <text:s text:c="5"/>/= <text:s text:c="5"/>%= </text:p>
          </table:table-cell>
          <table:table-cell table:style-name="Tabla1.B2" office:value-type="string">
            <text:p text:style-name="P38">Asignación</text:p>
          </table:table-cell>
        </table:table-row>
        <table:table-row table:style-name="Tabla1.4">
          <table:table-cell table:style-name="Tabla1.A2" office:value-type="string">
            <text:p text:style-name="P38">??<text:span text:style-name="T3">=</text:span></text:p>
          </table:table-cell>
          <table:table-cell table:style-name="Tabla1.B2" office:value-type="string">
            <text:p text:style-name="P41">Asgina un valor si vale null o undefined</text:p>
          </table:table-cell>
        </table:table-row>
        <table:table-row table:style-name="Tabla1.4">
          <table:table-cell table:style-name="Tabla1.A2" office:value-type="string">
            <text:p text:style-name="P41">&amp;&amp;=</text:p>
          </table:table-cell>
          <table:table-cell table:style-name="Tabla1.B2" office:value-type="string">
            <text:p text:style-name="P41">Asigna un valor si su valor se resuelve a true</text:p>
          </table:table-cell>
        </table:table-row>
        <table:table-row table:style-name="Tabla1.4">
          <table:table-cell table:style-name="Tabla1.A2" office:value-type="string">
            <text:p text:style-name="P41">||=</text:p>
          </table:table-cell>
          <table:table-cell table:style-name="Tabla1.B2" office:value-type="string">
            <text:p text:style-name="P41">Agina un valor si su valor se resuelve a false </text:p>
          </table:table-cell>
        </table:table-row>
        <table:table-row table:style-name="Tabla1.4">
          <table:table-cell table:style-name="Tabla1.A2" office:value-type="string">
            <text:p text:style-name="P41">delete, in, instanceof, new, this </text:p>
          </table:table-cell>
          <table:table-cell table:style-name="Tabla1.B2" office:value-type="string">
            <text:p text:style-name="P41">Evalúan la herencia y capacidades de un objeto. ., [], (), </text:p>
          </table:table-cell>
        </table:table-row>
        <table:table-row table:style-name="Tabla1.4">
          <table:table-cell table:style-name="Tabla1.A2" office:value-type="string">
            <text:p text:style-name="P41"><text:s/>“,”, ?, :, typeof, void. </text:p>
          </table:table-cell>
          <table:table-cell table:style-name="Tabla1.B2" office:value-type="string">
            <text:p text:style-name="P41">Operadores con comportamiento especial.</text:p>
          </table:table-cell>
        </table:table-row>
      </table:table>
      <text:p text:style-name="Standard"/>
      <text:p text:style-name="Standard">Operador Pipe (|&gt;) Es una adición significativa que facilita la escritura de código funcional en JavaScript. Este operador permite encadenar funciones de una manera más limpia y legible. En lugar de anidar funciones dentro de otras, el Pipe Operator (|&gt;) permite pasar el resultado de una función como entrada a la siguiente. Por ejemplo: const text = "Hello World"; const result = text |&gt; listen(%) |&gt; exclaim(%) |&gt; uppercase(%); </text:p>
      <text:p text:style-name="Standard"/>
      <text:p text:style-name="Standard">delete (para eliminar un elemento de una colección). Por ejemplo, si consideramos: var oceanos = new Array("Atlántico", "Pacifico", "Indico", "Ártico"); Podríamos hacer: delete oceanos[2]; </text:p>
      <text:p text:style-name="Standard">in (para inspeccionar métodos o propiedades de un objeto). </text:p>
      <text:p text:style-name="P42">Bucles for</text:p>
      <text:p text:style-name="Standard"/>
      <text:p text:style-name="P1">for (expresión inicial; condición; incremento) { </text:p>
      <text:p text:style-name="P1">// Instrucciones a ejecutar dentro del bucle. </text:p>
      <text:p text:style-name="P1">}</text:p>
      <text:p text:style-name="Standard"/>
      <text:p text:style-name="P50">For … in</text:p>
      <text:list text:style-name="L6">
        <text:list-item>
          <text:p text:style-name="P60">Implica el uso de objetos (aunque tambien se puede usar para arrays)</text:p>
        </text:list-item>
      </text:list>
      <text:p text:style-name="P3">for(indice in array) { </text:p>
      <text:p text:style-name="P3">... </text:p>
      <text:p text:style-name="P3">} </text:p>
      <text:p text:style-name="P2"/>
      <text:p text:style-name="P2">const object = { a: 1, b: 2, c: 3 }; </text:p>
      <text:p text:style-name="P3">for (const property in object) { </text:p>
      <text:p text:style-name="P3">console.log(`${property}: ${object[property]}`); </text:p>
      <text:p text:style-name="P3">} </text:p>
      <text:p text:style-name="P2">// expected output: // "a: 1" // "b: 2" // "c: 3" </text:p>
      <text:p text:style-name="Standard"/>
      <text:p text:style-name="P51">For … of</text:p>
      <text:list text:style-name="L7">
        <text:list-item>
          <text:p text:style-name="P61"><text:span text:style-name="T4">C</text:span>rea un bucle que itera a través de los elementos de objetos iterables (incluyendo Array, String, Map, el objeto arguments, etc.), ejecutando las sentencias de cada iteración con el valor del elemento que corresponda.</text:p>
        </text:list-item>
      </text:list>
      <text:p text:style-name="P6">let iterable = [10, 20, 30]; </text:p>
      <text:p text:style-name="P4">for (let value of iterable) {</text:p>
      <text:p text:style-name="P4"><text:s/>value += 1; console.log(value); </text:p>
      <text:p text:style-name="P53">}</text:p>
      <text:p text:style-name="P6"/>
      <text:p text:style-name="P6">// 11, 21, 31 </text:p>
      <text:p text:style-name="Standard">En el ejemplo anterior value obtiene directamente el valor del elemento sobre el que se itera, a diferencia del bucle for.. in, el cual obtiene solamente el índice. </text:p>
      <text:p text:style-name="Standard"/>
      <text:p text:style-name="Standard"/>
      <text:p text:style-name="Standard"/>
      <text:p text:style-name="Standard"/>
      <text:p text:style-name="P45"><text:soft-page-break/>Ejemplo diferencias for of y for in</text:p>
      <text:p text:style-name="Codigo">var listaPersonas= [ {"nombre":"pepe","apellidos":"perez"}, {"nombre":"ana","apellidos":"gomez"},{"nombre":"almudena","apellidos":"blanco"} ];</text:p>
      <text:p text:style-name="Codigo"/>
      <text:p text:style-name="P5"><text:s/>for (let persona in listaPersonas) { </text:p>
      <text:p text:style-name="P5">console.log(listaPersonas[persona].nombre<text:span text:style-name="T5">)</text:span>;</text:p>
      <text:p text:style-name="P5"><text:s/>console.log(listaPersonas[persona].apellidos<text:span text:style-name="T5">)</text:span>; </text:p>
      <text:p text:style-name="P5">} </text:p>
      <text:p text:style-name="P5"/>
      <text:p text:style-name="P5">for (let persona of listaPersonas) {</text:p>
      <text:p text:style-name="P5"><text:s/>console.log(persona.nombre); </text:p>
      <text:p text:style-name="P5">console.log(persona.apellidos); </text:p>
      <text:p text:style-name="P5">} </text:p>
      <text:p text:style-name="Standard"/>
      <text:p text:style-name="P44">Sentencias Break y Continue</text:p>
      <text:list text:style-name="L8">
        <text:list-item>
          <text:p text:style-name="P62"><text:span text:style-name="T5">L</text:span>a sentencia break permite terminar de forma abrupta un bucle y la sentencia continue permite saltarse algunas iteraciones del bucle </text:p>
        </text:list-item>
      </text:list>
      <text:p text:style-name="Standard"/>
      <text:p text:style-name="P44">Funciones</text:p>
      <text:p text:style-name="P21">Argumentos </text:p>
      <text:list text:style-name="L9">
        <text:list-item>
          <text:p text:style-name="P63">Se puede definir una función con más parámetros de los que se le va a llamar y darle valor por defecto a esos parámetros</text:p>
        </text:list-item>
      </text:list>
      <text:p text:style-name="P22"/>
      <text:p text:style-name="P21">Array arguments[] </text:p>
      <text:list text:continue-numbering="true" text:style-name="L9">
        <text:list-item>
          <text:p text:style-name="P63">Dentro de una función podemos acceder a los parámetros con los que la hemos llamado a través del Array arguments[]. </text:p>
        </text:list-item>
        <text:list-item>
          <text:p text:style-name="P63">Este Array lo crea JavaScript de forma automática y tendrá los mismos elementos y en el mismo orden en el que se ha llamado a la función. </text:p>
        </text:list-item>
        <text:list-item>
          <text:p text:style-name="P63">Este método nos permite llamar a una misma función varias veces con distinto número de parámetros </text:p>
        </text:list-item>
        <text:list-item>
          <text:p text:style-name="P63"/>
        </text:list-item>
      </text:list>
      <text:p text:style-name="P21">Rest</text:p>
      <text:list text:continue-numbering="true" text:style-name="L9">
        <text:list-item>
          <text:p text:style-name="P63">En una función se permite que el último argumento que se le pasa, sea especial y se denota con tres puntos suspensivos. </text:p>
        </text:list-item>
        <text:list-item>
          <text:p text:style-name="P63">Eso nos indica que este último argumento (llamado REST), recibirá todos los parámetros de más de la función en forma de array </text:p>
        </text:list-item>
        <text:list-item>
          <text:p text:style-name="P63">Este método nos permite llamar a una misma función varias veces con distinto número de parámetros </text:p>
          <text:p text:style-name="P63"/>
        </text:list-item>
      </text:list>
      <text:p text:style-name="Codigo">function ejemplo (param1, param2, ...restParams) {</text:p>
      <text:p text:style-name="Codigo"><text:s/>console.log(restParams); </text:p>
      <text:p text:style-name="Codigo">} </text:p>
      <text:p text:style-name="Codigo">ejemplo('a','b','c','d','e','f'); //el resultado es el array ["c", "d", "e", "f"] </text:p>
      <text:p text:style-name="Standard"/>
      <text:p text:style-name="P21">Spread</text:p>
      <text:list text:continue-numbering="true" text:style-name="L9">
        <text:list-item>
          <text:p text:style-name="P63">Operación contraria a REST</text:p>
        </text:list-item>
        <text:list-item>
          <text:p text:style-name="P63">Una función que espera un número variable de parámetros pero en lugar de eso se le pasa un array</text:p>
        </text:list-item>
        <text:list-item>
          <text:p text:style-name="P63">Los tres puntos suspensivos convierten el array a una lista de parámetros </text:p>
        </text:list-item>
      </text:list>
      <text:p text:style-name="P22"/>
      <text:p text:style-name="P7"><text:span text:style-name="T6">bar(...a) <text:s/></text:span>//esto es como llamar a bar('a','e','i','o','u') (PARÁMETRO SPREAD)</text:p>
      <text:p text:style-name="Standard"/>
      <text:p text:style-name="P64">La DIFERENCIA entre ambos es que una (REST) se usa para declarar la función y la otra (SPREAD) para llamarla</text:p>
      <text:p text:style-name="P8"><text:s/></text:p>
      <text:p text:style-name="P8"/>
      <text:p text:style-name="P8"/>
      <text:p text:style-name="P8"/>
      <text:p text:style-name="P46"><text:soft-page-break/>Funciones anónimas</text:p>
      <text:p text:style-name="Standard"/>
      <text:list xml:id="list2807760811" text:style-name="L10">
        <text:list-item>
          <text:p text:style-name="P65">Función que no tiene nombre</text:p>
        </text:list-item>
        <text:list-item>
          <text:p text:style-name="P65">Útil en ocasiones como para pasar de parámetros una función sencilla.</text:p>
          <text:p text:style-name="P65"/>
        </text:list-item>
      </text:list>
      <text:p text:style-name="Codigo">function () { console.log('Esta función no tiene un nombre') } </text:p>
      <text:p text:style-name="Standard"/>
      <text:list text:style-name="L11">
        <text:list-item>
          <text:p text:style-name="P67">Si le pones parentesis al final se ejecuta inmediatamente</text:p>
        </text:list-item>
        <text:list-item>
          <text:p text:style-name="P67">Y además en esos paréntesis se le puede pasar argumentos</text:p>
        </text:list-item>
      </text:list>
      <text:p text:style-name="P23"/>
      <text:p text:style-name="P9">(function () { </text:p>
      <text:p text:style-name="P9">console.log('Esta función no tiene nombre y se ejecutará inmediatamente'); </text:p>
      <text:p text:style-name="P9">}()); </text:p>
      <text:p text:style-name="P23"/>
      <text:p text:style-name="P9">(function (uno, dos, tres) {</text:p>
      <text:p text:style-name="P9"><text:s/>console.log(uno); console.log(dos); console.log(tres); </text:p>
      <text:p text:style-name="P9">}(1, 2, 3)); </text:p>
      <text:p text:style-name="P23"/>
      <text:p text:style-name="P10">var func = function (name, age) { // Función anónima return "Nombre de usuario: " + name + " y edad: " + age }</text:p>
      <text:p text:style-name="P10"/>
      <text:p text:style-name="P10">document.getElementById("h21").innerHTML += func("Martina", 39) </text:p>
      <text:p text:style-name="P23"/>
      <text:p text:style-name="P23"/>
      <text:p text:style-name="P47">Funciones a<text:span text:style-name="T7">rrow</text:span></text:p>
      <text:p text:style-name="P11"/>
      <text:list text:continue-list="list2807760811" text:style-name="L10">
        <text:list-item>
          <text:p text:style-name="P66">La sintaxis es la siguiente:</text:p>
          <text:list>
            <text:list-item>
              <text:p text:style-name="P66"><text:s/>(param1, param2, …, paramN) =&gt; { sentencias } </text:p>
            </text:list-item>
            <text:list-item>
              <text:p text:style-name="P66"><text:s/>(param1, param2, …, paramN) =&gt; expresion // Equivalente a: () =&gt; { return expresion; } </text:p>
            </text:list-item>
          </text:list>
        </text:list-item>
        <text:list-item>
          <text:p text:style-name="P66">Los paréntesis son opcionales cuando sólo dispone de un argumento: </text:p>
          <text:list>
            <text:list-item>
              <text:p text:style-name="P66">singleParam =&gt; { sentencias } </text:p>
            </text:list-item>
            <text:list-item>
              <text:p text:style-name="P66">(singleParam) =&gt; { sentencias } </text:p>
            </text:list-item>
          </text:list>
        </text:list-item>
        <text:list-item>
          <text:p text:style-name="P66">Una función sin argumentos requiere paréntesis: </text:p>
          <text:list>
            <text:list-item>
              <text:p text:style-name="P66">() =&gt; { sentencias } </text:p>
            </text:list-item>
          </text:list>
        </text:list-item>
      </text:list>
      <text:p text:style-name="P24"/>
      <text:p text:style-name="P48">Generadores</text:p>
      <text:p text:style-name="Standard"/>
      <text:list text:style-name="L12">
        <text:list-item>
          <text:p text:style-name="P68">Es un tipo especial de función que sirve como una fábrica de iteradores</text:p>
        </text:list-item>
        <text:list-item>
          <text:p text:style-name="P68">Cuando se ejecuta devuelve un nuevo objeto Generator</text:p>
        </text:list-item>
        <text:list-item>
          <text:p text:style-name="P68">Utiliza la sintaxis function* nombre()</text:p>
        </text:list-item>
        <text:list-item>
          <text:p text:style-name="P68">Los generadores siempre devuelven un iterador y en el momento en que llamamos <text:s/>.next() ejecuta el generador hasta que llega el primer yield que encuentra. </text:p>
        </text:list-item>
        <text:list-item>
          <text:p text:style-name="P68">El resultado es siempre un objeto con las propiedades value y done. Counter.next().value <text:s/>y Counter.next().done. </text:p>
        </text:list-item>
        <text:list-item>
          <text:p text:style-name="P68">En value está el valor producido por yield y en la segunda indica si ha terminado, es decir si era el último elemento de la colección</text:p>
        </text:list-item>
      </text:list>
      <text:p text:style-name="P5">function* counterGenerator() {</text:p>
      <text:p text:style-name="P5">    <text:span text:style-name="T8">let i = 0;</text:span></text:p>
      <text:p text:style-name="P5">    <text:span text:style-name="T8">while (i &lt; 25) {</text:span></text:p>
      <text:p text:style-name="P5">        <text:span text:style-name="T8">yield 2 * i + 1; // Números impares</text:span></text:p>
      <text:p text:style-name="P5">        <text:span text:style-name="T8">i++;</text:span></text:p>
      <text:p text:style-name="P5">    <text:span text:style-name="T8">}</text:span>}</text:p>
      <text:p text:style-name="P5">var counter = counterGenerator();</text:p>
      <text:p text:style-name="P5">do {</text:p>
      <text:p text:style-name="P5">    <text:span text:style-name="T8">console.log(counter.next()); // { value: 1..., done: false }</text:span></text:p>
      <text:p text:style-name="P5">} while (!counter.next().done);</text:p>
      <text:p text:style-name="P5">console.log(counter.next());</text:p>
      <text:p text:style-name="P25"><text:soft-page-break/>Funciones útiles <text:span text:style-name="T9">STRING</text:span></text:p>
      <text:list text:style-name="L13">
        <text:list-item>
          <text:p text:style-name="P70">length</text:p>
        </text:list-item>
        <text:list-item>
          <text:p text:style-name="P70">toUpperCase()</text:p>
        </text:list-item>
        <text:list-item>
          <text:p text:style-name="P70">toLowerCase()</text:p>
        </text:list-item>
        <text:list-item>
          <text:p text:style-name="P70">charAt(posicion) obtiene el carácter que se encuentra en la posición indicada</text:p>
        </text:list-item>
        <text:list-item>
          <text:p text:style-name="P70">indexOf(caracter) devuelve la posición del primer elemento indicado, si no encuentra devuelve -1</text:p>
        </text:list-item>
        <text:list-item>
          <text:p text:style-name="P70">lastIndexOf(caracter) <text:s/>devuelve la última posición en la que se encuentra el carácter indicado, si no lo contiene devuelve -1</text:p>
        </text:list-item>
        <text:list-item>
          <text:p text:style-name="P70">substring(inicio, final) Extrae una porción de una cadena de texto. El segundo parámetro es opcional. Si se indica parametro negativo devuelve la misma cadena. La posición de inicio está incluida pero la final no. </text:p>
        </text:list-item>
        <text:list-item>
          <text:p text:style-name="P70">split(separador) Convierte una cadena en un array de cadenas a partir del carácter indicado</text:p>
          <text:list>
            <text:list-item>
              <text:p text:style-name="P70">Se le puede pasar una expresión regular para pasarle varios separadores</text:p>
              <text:p text:style-name="P70"/>
            </text:list-item>
          </text:list>
        </text:list-item>
      </text:list>
      <text:p text:style-name="Codigo">const text = "apple,banana;cherry|date";</text:p>
      <text:p text:style-name="Codigo">const result = text.split(/[,;|]/); // Divide usando coma, punto y coma o barra vertical</text:p>
      <text:p text:style-name="Codigo">console.log(result); // ["apple", "banana", "cherry", "date"]</text:p>
      <text:p text:style-name="Standard"/>
      <text:p text:style-name="P26">Funciones útiles <text:span text:style-name="T9">ARRAYS</text:span></text:p>
      <text:list xml:id="list220918894776881" text:continue-numbering="true" text:style-name="L13">
        <text:list-item>
          <text:p text:style-name="P71">length</text:p>
        </text:list-item>
        <text:list-item>
          <text:p text:style-name="P72">concat() concatenar elementos de varios arrays</text:p>
        </text:list-item>
        <text:list-item>
          <text:p text:style-name="P72">join(separador) Función contraria a split, une todo los elementos de un array para formar una cadena de texto. </text:p>
        </text:list-item>
        <text:list-item>
          <text:p text:style-name="P72">Pop() elimina el último elemento del array y lo devuelve. El array original se modifica y disminuye su longitud en 1 elemento. </text:p>
        </text:list-item>
        <text:list-item>
          <text:p text:style-name="P72">Push() añade un elemento al final de array. El array original se modifica y aumenta su longitud en un elemento.</text:p>
        </text:list-item>
        <text:list-item>
          <text:p text:style-name="P72">Shift() elimina el primer elemento del array y lo devuelve. <text:s/>El array original se modifica y disminuye su longitud en 1 elemento. </text:p>
        </text:list-item>
        <text:list-item>
          <text:p text:style-name="P69"><text:span text:style-name="T9">Unshift() añade un elemento al principio del array. <text:s/>El array original se modifica y aumenta su longitud en un elemento. </text:span>(También es posible añadir más de un elemento a la vez) </text:p>
        </text:list-item>
        <text:list-item>
          <text:p text:style-name="P72">reverse() modifica un aray colocando sus elementos en orden inverso</text:p>
        </text:list-item>
        <text:list-item>
          <text:p text:style-name="P72">map() crea un nuevo array con los resultados de la llamada a la función indicada a plicados a cada uno de sus elementos. </text:p>
        </text:list-item>
      </text:list>
      <text:p text:style-name="P29"/>
      <text:p text:style-name="P12">var numbers = [1, 5, 10, 15]; </text:p>
      <text:p text:style-name="P12">var doubles = numbers.map(function(num) {</text:p>
      <text:p text:style-name="P12"><text:s/>return num * 2; </text:p>
      <text:p text:style-name="P12">}); </text:p>
      <text:p text:style-name="P12">// doubles es ahora [2, 10, 20, 30] </text:p>
      <text:p text:style-name="P12">// numbers sigue siendo [1, 5, 10, 15] </text:p>
      <text:p text:style-name="P28"/>
      <text:list text:style-name="L14">
        <text:list-item>
          <text:p text:style-name="P73">filter() filtra los elementos de un array que cumplen una condición</text:p>
        </text:list-item>
      </text:list>
      <text:p text:style-name="P13">let numbers = [1,5,23,4,12,45,78,8,8.9,10,11,3.4,10.1,84,6] </text:p>
      <text:p text:style-name="P13">let numbersResult = numbers.filter(num =&gt; {</text:p>
      <text:p text:style-name="P13"><text:s/>If (num &gt; 10) return num; </text:p>
      <text:p text:style-name="P13">}); </text:p>
      <text:p text:style-name="P30"/>
      <text:p text:style-name="P27">Funciones <text:span text:style-name="T10">Y propiedades</text:span> útiles <text:span text:style-name="T10">NÚMEROS</text:span></text:p>
      <text:list text:continue-list="list220918894776881" text:style-name="L13">
        <text:list-item>
          <text:p text:style-name="P74">NaN → valor numérico no definido Ej 0/0</text:p>
        </text:list-item>
        <text:list-item>
          <text:p text:style-name="P74">isNaN() booleano que comprueba que no sea NaN</text:p>
        </text:list-item>
        <text:list-item>
          <text:p text:style-name="P74">Infinity → Valor numérico infinito y positivo (también existe -infinity)</text:p>
        </text:list-item>
        <text:list-item>
          <text:p text:style-name="P74">toFixed(digitos) devuelve el número original con tantros decimales como indicados en el parámetro, realiza los redondeos necesarios. </text:p>
        </text:list-item>
      </text:list>
      <text:p text:style-name="P14"/>
      <text:p text:style-name="P14"/>
      <text:p text:style-name="P14"/>
      <text:p text:style-name="P14"/>
      <text:p text:style-name="P31"><text:soft-page-break/>Conjuntos</text:p>
      <text:list text:style-name="L15">
        <text:list-item>
          <text:p text:style-name="P75">Cada valor solo se puede almacenar una vez. </text:p>
        </text:list-item>
      </text:list>
      <text:p text:style-name="P13">const dogs = new Set(); </text:p>
      <text:p text:style-name="P13">const yoshi = { name: "Yoshi", personality: "Friendly" }; </text:p>
      <text:p text:style-name="P13">dogs.add(yoshi); </text:p>
      <text:p text:style-name="Standard"/>
      <text:p text:style-name="P49">OBJETOS </text:p>
      <text:list text:style-name="L16">
        <text:list-item>
          <text:p text:style-name="P76">Basado en objetos pero NO ORIENTADO</text:p>
        </text:list-item>
        <text:list-item>
          <text:p text:style-name="P76">Objeto = colección de propriedades </text:p>
        </text:list-item>
        <text:list-item>
          <text:p text:style-name="P76">Propiedades = asociación entre un nombre(clave) y un valor.</text:p>
        </text:list-item>
        <text:list-item>
          <text:p text:style-name="P76">Un valor de una propiedad puede ser una función = Método</text:p>
        </text:list-item>
      </text:list>
      <text:p text:style-name="P32"/>
      <text:p text:style-name="Codigo">var miAuto = new Object(); </text:p>
      <text:p text:style-name="Codigo">miAuto.marca = "Ford"; </text:p>
      <text:p text:style-name="Codigo">miAuto.modelo = "Mustang"; </text:p>
      <text:p text:style-name="Codigo">miAuto.año = 1969; </text:p>
      <text:p text:style-name="Codigo"/>
      <text:p text:style-name="P15">miAuto["marca"] = "Ford"; </text:p>
      <text:p text:style-name="P15">miAuto["modelo"] = "Mustang"; </text:p>
      <text:p text:style-name="P15">console.log (miAuto["año"]); </text:p>
      <text:p text:style-name="P15"/>
      <text:p text:style-name="P15">var miAuto = {marca:"Ford", modelo:"Mustang", año:1969} </text:p>
      <text:p text:style-name="P32"/>
      <text:list text:style-name="L17">
        <text:list-item>
          <text:p text:style-name="P77">Podemos incluir cualquier tipo de valor en una propeidad de un objeto, incluso otros objetos</text:p>
        </text:list-item>
      </text:list>
      <text:p text:style-name="P33"/>
      <text:p text:style-name="Codigo">var obj = { </text:p>
      <text:p text:style-name="Codigo"><text:tab/>cursos: [1,2,3], <text:s/></text:p>
      <text:p text:style-name="Codigo"><text:tab/>iniciado: false, </text:p>
      <text:p text:style-name="Codigo"><text:tab/>alumnos: [{nombre:"Pepe",apellidos:"Pérez"}, {nombre:"Ana",apellidos:"Ruíz"}], </text:p>
      <text:p text:style-name="Codigo"><text:tab/>bio: function () {</text:p>
      <text:p text:style-name="Codigo"><text:tab/><text:tab/> if (this.iniciado) </text:p>
      <text:p text:style-name="Codigo"><text:tab/><text:tab/><text:tab/>alert ("Hola, el curso actual ha empezado!"); </text:p>
      <text:p text:style-name="Codigo"><text:tab/><text:tab/>else alert ("Hola, el curso actual aún no ha empezado!"); </text:p>
      <text:p text:style-name="Codigo"><text:tab/><text:tab/>} </text:p>
      <text:p text:style-name="Codigo"><text:tab/>} </text:p>
      <text:p text:style-name="Codigo"/>
      <text:p text:style-name="Codigo">obj.bio; // Hola, el curso actual aún no ha empezado! </text:p>
      <text:p text:style-name="Codigo">obj.alumnos[0].nombre; // Pepe </text:p>
      <text:p text:style-name="P33"/>
      <text:p text:style-name="P33"/>
      <text:p text:style-name="P52">Métodos y propiedades de los objetos</text:p>
      <text:list text:style-name="L18">
        <text:list-item>
          <text:p text:style-name="P78">enumerable → aquellas que pueden mostrarse en un clico y con object.keys()</text:p>
        </text:list-item>
        <text:list-item>
          <text:p text:style-name="P78">configurable → modificar el comportamiendo de la propeidad. Por defecto valor true</text:p>
        </text:list-item>
        <text:list-item>
          <text:p text:style-name="P78">writable → modificar valores. </text:p>
        </text:list-item>
        <text:list-item>
          <text:p text:style-name="P78">Value → valor de la propiedad, por defecto undefined.</text:p>
        </text:list-item>
      </text:list>
      <text:p text:style-name="Standard">Si se usa Object.defineProperty() para definir una propiedad de un objeto, los valores por defecto de configurable, enumerable y writable se establecen a false. </text:p>
      <text:p text:style-name="P16">Object.defineProperties(obj, {</text:p>
      <text:p text:style-name="P16"><text:tab/> "property1": {value: true, writable: true}, </text:p>
      <text:p text:style-name="P16"><text:tab/>"property2": {value: "Hello", enumerable: false} </text:p>
      <text:p text:style-name="P16"><text:tab/>// etc. etc. }); </text:p>
      <text:p text:style-name="P16"/>
      <text:p text:style-name="P16">Object.defineProperty(obj, 'beca', {enumerable:false, value:4500}); </text:p>
      <text:p text:style-name="P33"/>
      <text:list text:style-name="L19">
        <text:list-item>
          <text:p text:style-name="P79">delete Objetc.campo</text:p>
        </text:list-item>
        <text:list-item>
          <text:p text:style-name="P79"><text:soft-page-break/>Definir get y set y personalizarlas con una función personalizada.</text:p>
        </text:list-item>
      </text:list>
      <text:p text:style-name="P17">let persona = { nombre: 'Pepe', apellido: 'Aguilar' }</text:p>
      <text:p text:style-name="P17"/>
      <text:p text:style-name="P17">Object.defineProperty(persona, 'nombreCompleto', </text:p>
      <text:p text:style-name="P17"><text:tab/><text:tab/>{ get: function () {</text:p>
      <text:p text:style-name="P17"><text:tab/><text:tab/><text:tab/>return this.nombre + ' ' + this.apellido; }, </text:p>
      <text:p text:style-name="P17"><text:tab/><text:tab/>set: function (value) { let parts = value.split(' '); if (parts.length == 2) { this.nombre = parts[0]; this.apellido = parts[1]; } else { <text:s/>throw 'Formato de nombre no válido!'; } } }); console.log(persona.nombreCompleto); persona.nombreCompleto = "Antonio Nogales"; </text:p>
      <text:p text:style-name="P34"/>
      <text:list text:style-name="L20">
        <text:list-item>
          <text:p text:style-name="P80">Object.keys() Devuelve una conelcción conteniendo los nombres de todas las propiedades enumerables propias de un objeto dado.</text:p>
        </text:list-item>
        <text:list-item>
          <text:p text:style-name="P80">Object.getOwnPropertyNames() Devuelve una colección que contiene los nombres de todas las propiedades enumerables y no-enumerables propias de un objeto dado </text:p>
        </text:list-item>
        <text:list-item>
          <text:p text:style-name="P80">Object.getPrototypeOf() Devuelve el valor de la propiedad interna prototype del objeto indicado. </text:p>
        </text:list-item>
        <text:list-item>
          <text:p text:style-name="P80">Object.preventExtensions() Impide que se puedan agregar nuevas propiedades al objeto. Esto no impide que se puedan seguir eliminando propiedades. </text:p>
        </text:list-item>
        <text:list-item>
          <text:p text:style-name="P80">Object.isExtensible() Determina si está permitida la extensión de un objeto </text:p>
        </text:list-item>
        <text:list-item>
          <text:p text:style-name="P80">Object.seal() Previene que añadan o borren propiedades de un objeto, se dice que el objeto queda sellado. Similar a preventExtensions pero, además, marca todas las propiedades existentes como no- configurables. Así, por ejemplo, no se le podrá añadir o quitar la propiedad enumerable a los distintos campos. </text:p>
        </text:list-item>
        <text:list-item>
          <text:p text:style-name="P80">Object.isSealed() Indica si un objeto está sellado, no se podrán modificar los valores de los campos. </text:p>
        </text:list-item>
        <text:list-item>
          <text:p text:style-name="P80">Object.freeze() Congela un objeto: otro código no puede borrar o cambiar ninguna propiedad. Impide que se le agreguen nuevas propiedades; impide que se puedan eliminar las propiedades ya existentes; impide que dichas propiedades, o su capacidad de enumeración, configuración, o escritura, puedan ser modificadas; impide también que se pueda modificar su prototipo. Igual que seal¸ pero además no puedes modificar el valor de las propiedades. </text:p>
        </text:list-item>
        <text:list-item>
          <text:p text:style-name="P80">Object.isFrozen() Indica si un objeto está congelado </text:p>
        </text:list-item>
        <text:list-item>
          <text:p text:style-name="P81">Object.hasOwn() Este método comprueba si una propiedad está incluida dentro de un objeto o existe dentro del objeto.</text:p>
        </text:list-item>
        <text:list-item>
          <text:p text:style-name="P81"><text:s/></text:p>
        </text:list-item>
      </text:list>
      <text:p text:style-name="P35">**Ver VS <text:span text:style-name="T11">para arrays, maps</text:span>**</text:p>
      <text:p text:style-name="P35"/>
      <text:p text:style-name="P36">CLASES</text:p>
      <text:list text:style-name="L21">
        <text:list-item>
          <text:p text:style-name="P82">Todo lo que no sean tipos primitivos son objetos y pueden ser usados como prototipos para crear otros objetos</text:p>
        </text:list-item>
        <text:list-item>
          <text:p text:style-name="P82">El constructor debe ser el primer método de la clase y solo puede haber uno</text:p>
        </text:list-item>
        <text:list-item>
          <text:p text:style-name="P82">Los atributos por defecto son públicos, para que sean privados hay que especificarlo <text:span text:style-name="T12">con # antes del nombre de la propiedad y estar declarados antes del constructor.</text:span></text:p>
        </text:list-item>
        <text:list-item>
          <text:p text:style-name="P83">Existe herencia</text:p>
        </text:list-item>
      </text:list>
      <text:p text:style-name="P37">MÓDULOS</text:p>
      <text:list text:style-name="L22">
        <text:list-item>
          <text:p text:style-name="P84">Permite trocear el código en distintos ficheros de forma que se puedan exportar clases, funciones, variables … e importarlas desde otro módulo.</text:p>
        </text:list-item>
        <text:list-item>
          <text:p text:style-name="P84">Para poder usar módulos en tu aplicación web, debes añadir el texto type=”module” en la etiqueta de tu fichero .js principal. Esta propiedad ya incluye la ejecución en diferido “defer”, luego podrás ya quitarla </text:p>
        </text:list-item>
      </text:list>
      <text:p text:style-name="P85"/>
      <text:p text:style-name="P208">FORMULARIOS</text:p>
      <text:list text:style-name="L23">
        <text:list-item>
          <text:p text:style-name="P86">Cuando se carga una página web el navegador crea automaticamente un aray llamado forms con referencia a todos los formularios de la página.</text:p>
        </text:list-item>
        <text:list-item>
          <text:p text:style-name="P86">Para acceder a este array se utiliza el objeto document → document.forms es un array que contiene todos los formularios de la página.</text:p>
        </text:list-item>
        <text:list-item>
          <text:p text:style-name="P86">Además el navegador crea el array elements por fcada uno de los formularios de la página, contiene referencia a todos los elementos de ese formulario. (NO COGE LOS LABEL)</text:p>
        </text:list-item>
        <text:list-item>
          <text:p text:style-name="P87">Eventos mas utilizados en elementos de formularios:</text:p>
          <text:list>
            <text:list-item>
              <text:p text:style-name="P87">onclick → cuando se pincha con el ratón sobre un elemento (normalmente botones)</text:p>
            </text:list-item>
            <text:list-item>
              <text:p text:style-name="P87"><text:soft-page-break/>onchange → Cuando el usuario cambia el valor de un elemento (inputs o textarea o opción en select), solo se produce cuando el elemento “ha perdido el foco”</text:p>
            </text:list-item>
            <text:list-item>
              <text:p text:style-name="P87">onfocus → Cuando el usuario selecciona un elemento del formulario</text:p>
            </text:list-item>
            <text:list-item>
              <text:p text:style-name="P87">onblur → complementario de onfocus, cuando el usuario ha deseleccionado un elemento por haber seleccionado otro elemnto del formulario. </text:p>
            </text:list-item>
          </text:list>
        </text:list-item>
      </text:list>
      <text:p text:style-name="P215">Utilidades</text:p>
      <text:list text:style-name="L24">
        <text:list-item>
          <text:p text:style-name="P88">Obtener el valor de los campos del formulario</text:p>
          <text:list>
            <text:list-item>
              <text:p text:style-name="P88">Cuadro de texto y textarea → Value</text:p>
            </text:list-item>
            <text:list-item>
              <text:p text:style-name="P88">RadioButton → Value para valor // checked para saber si está seleccionado</text:p>
            </text:list-item>
            <text:list-item>
              <text:p text:style-name="P88">Checkbox → Value para valor // checked para saber si está seleccionado</text:p>
            </text:list-item>
            <text:list-item>
              <text:p text:style-name="P88">Select (Lista desplegable)→ </text:p>
              <text:list>
                <text:list-item>
                  <text:p text:style-name="P89">options es un array creado automaticamente por el navegador para cada lista desplegable y que contiene referencia a todas las opciones de esa lista.</text:p>
                </text:list-item>
                <text:list-item>
                  <text:p text:style-name="P89">SelectedIndex » Cuando el usuario selecciona una opción el navegador actualiza automaticamente el valor de esa propiedad. </text:p>
                </text:list-item>
                <text:list-item>
                  <text:p text:style-name="P89">Value para valor y text para texto. </text:p>
                </text:list-item>
              </text:list>
            </text:list-item>
          </text:list>
        </text:list-item>
        <text:list-item>
          <text:p text:style-name="P89">Establecer el foco en un elemento</text:p>
          <text:list>
            <text:list-item>
              <text:p text:style-name="P90">Para asignar el foco a un elemento HTML se utiliza focus()</text:p>
            </text:list-item>
          </text:list>
        </text:list-item>
      </text:list>
      <text:p text:style-name="P91"/>
      <text:p text:style-name="P209">EVENTOS</text:p>
      <text:list text:style-name="L25">
        <text:list-item>
          <text:p text:style-name="P92">Los scripts esperan a que el usuario haga algo y responde a la acción del usuario.</text:p>
        </text:list-item>
        <text:list-item>
          <text:p text:style-name="P92">Event Handlers == Manejadores de eventos</text:p>
        </text:list-item>
      </text:list>
      <text:p text:style-name="P216">Modelo <text:span text:style-name="T13">básico</text:span> de eventos</text:p>
      <text:list text:style-name="L26">
        <text:list-item>
          <text:p text:style-name="P93">El nombre de cada evento se construye mediante el prefijo “on” seguido de el nombre en inglés de la acción asociada al evento. </text:p>
        </text:list-item>
      </text:list>
      <text:p text:style-name="P217">Manejadores de eventos</text:p>
      <text:list text:style-name="L27">
        <text:list-item>
          <text:p text:style-name="P94">Como atributos de html (mas sencillo pero menos profesional)</text:p>
        </text:list-item>
        <text:list-item>
          <text:p text:style-name="P95"><text:span text:style-name="T13">En funciones externas. Como el anterior solo que en vez de poner todo el codigo en la etiqueta se llama a una función que hay creada en otro sitio. </text:span>El principal inconveniente de este método es que en las funciones externas no se puede seguir utilizando la variable this y, por tanto, es necesario pasar esta variable como parámetro a la función: </text:p>
          <text:p text:style-name="P95"><text:span text:style-name="T14">onmouseover="resalta(this)" </text:span></text:p>
        </text:list-item>
        <text:list-item>
          <text:p text:style-name="P94">Variable this → se crea automaticamente, se refiere al elemento html que ha provocado el evento.</text:p>
        </text:list-item>
        <text:list-item>
          <text:p text:style-name="P94">Manejadores semanticos</text:p>
          <text:list>
            <text:list-item>
              <text:p text:style-name="P94">Asignar un identificador unico al elemento html mediante id</text:p>
            </text:list-item>
            <text:list-item>
              <text:p text:style-name="P94">Crear una función js encargada de manejar el evento</text:p>
            </text:list-item>
            <text:list-item>
              <text:p text:style-name="P94">Asignar la función externa al evento correspondiente con el elemento deseado</text:p>
            </text:list-item>
            <text:list-item>
              <text:p text:style-name="P94">SE ASIGNA mediante el nombre de la función SIN PARENTESIS</text:p>
            </text:list-item>
            <text:list-item>
              <text:p text:style-name="P94">Además, dentro de las funciones externas asignadas sí que se puede utilizar la variable this para referirse al elemento que provoca el evento. </text:p>
            </text:list-item>
          </text:list>
        </text:list-item>
      </text:list>
      <text:p text:style-name="P218">AddeventListener y RemoveEventListerner</text:p>
      <text:list text:style-name="L28">
        <text:list-item>
          <text:p text:style-name="P96">document.addEventListener acepta 3 parámetros</text:p>
          <text:list>
            <text:list-item>
              <text:p text:style-name="P96">el nombre del evento a controlar</text:p>
            </text:list-item>
            <text:list-item>
              <text:p text:style-name="P96">el metodo que se ejecutará cuando ocurra</text:p>
            </text:list-item>
            <text:list-item>
              <text:p text:style-name="P96">(opcional) valor booleano que indica si debe ejecutarse en fase de captura(true) o de propagación.</text:p>
            </text:list-item>
          </text:list>
        </text:list-item>
        <text:list-item>
          <text:p text:style-name="P96">Podemos asignar varios eventos al mismo elemento y varias funciones al mismo evento</text:p>
        </text:list-item>
        <text:list-item>
          <text:p text:style-name="P96">Para eliminar eventos de un componente utilizaremos el método document.removeEventListener. Los parámetros son: el evento a suprimir y la función que ejecuta ese evento. </text:p>
        </text:list-item>
        <text:list-item>
          <text:p text:style-name="P96">Hay que tener en cuenta que si asignamos un evento con una función anónima no podremos eliminar ese evento </text:p>
        </text:list-item>
        <text:list-item>
          <text:p text:style-name="P98">Paso de parámetros a la función que ejecuta el evento. </text:p>
          <text:list>
            <text:list-item>
              <text:p text:style-name="P96">Si hay que ejecutar el evento con algún parámetro, hay que usar una función anónima que llame a otra función dentro con el parámetro (pag14 Eventos y formularios)</text:p>
            </text:list-item>
          </text:list>
        </text:list-item>
      </text:list>
      <text:p text:style-name="P97"/>
      <text:p text:style-name="P97"/>
      <text:list text:continue-numbering="true" text:style-name="L28">
        <text:list-item>
          <text:p text:style-name="P98"><text:soft-page-break/>Prevenir la carga inicial del formulario cuando se crea</text:p>
          <text:list>
            <text:list-item>
              <text:p text:style-name="P101">Cancela el comportamiento predeterminado dele evento si es cancelable</text:p>
              <text:list>
                <text:list-item>
                  <text:p text:style-name="P101">Ej: en &lt;a&gt; cancela la redirección en &lt;form&gt; el envio del formulario etc.</text:p>
                </text:list-item>
              </text:list>
            </text:list-item>
          </text:list>
        </text:list-item>
      </text:list>
      <text:p text:style-name="Codigo"/>
      <text:p text:style-name="Codigo">document.getElementById("myAnchor").addEventListener("click", function(event) {</text:p>
      <text:p text:style-name="Codigo"><text:s text:c="4"/>event.preventDefault(); // Evita que el enlace redirija.</text:p>
      <text:p text:style-name="Codigo"><text:s text:c="4"/>console.log("Enlace clickeado, pero no redirige.");</text:p>
      <text:p text:style-name="Codigo">});</text:p>
      <text:p text:style-name="Codigo"><text:tab/></text:p>
      <text:list text:style-name="L106">
        <text:list-item>
          <text:list>
            <text:list-item>
              <text:list>
                <text:list-item>
                  <text:p text:style-name="P106">Sin <text:span text:style-name="Source_20_Text">preventDefault()</text:span>, el enlace intentaría cargar la URL especificada en su atributo <text:span text:style-name="Source_20_Text">href</text:span>. </text:p>
                </text:list-item>
              </text:list>
            </text:list-item>
            <text:list-item>
              <text:p text:style-name="P106">En algunos entornos (especialmente con jQuery), devolver false desde un manejador de eventos implica tanto event.preventDefault() como event.stopPropagation(). Sin embargo, en JavaScript puro, devolver false no tiene el mismo efecto.</text:p>
            </text:list-item>
          </text:list>
        </text:list-item>
      </text:list>
      <text:p text:style-name="Codigo">document.getElementById("myAnchor").onclick = function() {</text:p>
      <text:p text:style-name="Codigo"><text:s text:c="4"/>console.log("Se evita el comportamiento por defecto y la propagación.");</text:p>
      <text:p text:style-name="Codigo"><text:s text:c="4"/>return false; // Similar a combinar preventDefault() y stopPropagation().</text:p>
      <text:p text:style-name="Codigo">};</text:p>
      <text:p text:style-name="Standard"/>
      <text:list text:style-name="L107">
        <text:list-item>
          <text:list>
            <text:list-item>
              <text:p text:style-name="P107"><text:span text:style-name="T15">event.stopPropagation() </text:span>Este método <text:span text:style-name="Strong_20_Emphasis">detiene la propagación del evento</text:span> hacia otros elementos del DOM. Esto significa que, si un elemento tiene un evento, este no será escuchado por los elementos padres o ancestros. </text:p>
            </text:list-item>
          </text:list>
        </text:list-item>
      </text:list>
      <text:p text:style-name="Codigo">document.getElementById("innerDiv").addEventListener("click", function(event) {</text:p>
      <text:p text:style-name="Codigo"><text:s text:c="4"/>event.stopPropagation(); // Evita que el clic se propague al contenedor padre.</text:p>
      <text:p text:style-name="Codigo"><text:s text:c="4"/>console.log("Clic en el div interno.");</text:p>
      <text:p text:style-name="Codigo">});</text:p>
      <text:p text:style-name="Codigo"/>
      <text:p text:style-name="Codigo">document.getElementById("outerDiv").addEventListener("click", function() {</text:p>
      <text:p text:style-name="Codigo"><text:s text:c="4"/>console.log("Clic en el div externo.");</text:p>
      <text:p text:style-name="Codigo">});</text:p>
      <text:list text:style-name="L110">
        <text:list-item>
          <text:list>
            <text:list-item>
              <text:list>
                <text:list-item>
                  <text:p text:style-name="P108">Si haces clic en el innerDiv, solo verás "Clic en el div interno".<text:line-break/>Sin stopPropagation(), ambos mensajes aparecerían.</text:p>
                </text:list-item>
              </text:list>
            </text:list-item>
          </text:list>
        </text:list-item>
      </text:list>
      <text:p text:style-name="P219">Obtener información del evento</text:p>
      <text:list text:style-name="L111">
        <text:list-item>
          <text:p text:style-name="P109">Conocer la tecla que se ha pulsado</text:p>
        </text:list-item>
        <text:list-item>
          <text:p text:style-name="P109">Se permite obtener información sobre el ratón y el teclado mediante un objeto especial llamado event. </text:p>
        </text:list-item>
        <text:list-item>
          <text:p text:style-name="P109">El objeto event se obtiene “magicamente” a partir del argumento que el nabvegador crea automaticamente, solo hay que asignarle un nombre</text:p>
        </text:list-item>
      </text:list>
      <text:p text:style-name="Codigo">function manejadorEventos(event) { … } </text:p>
      <text:list text:style-name="L112">
        <text:list-item>
          <text:p text:style-name="P99">Información sobre el evento</text:p>
          <text:list>
            <text:list-item>
              <text:p text:style-name="P102">type » indica el tipo de evento producido(nombre del evento sin el “on”)</text:p>
            </text:list-item>
          </text:list>
        </text:list-item>
        <text:list-item>
          <text:p text:style-name="P99">Información sobre eventos de teclado</text:p>
          <text:list>
            <text:list-item>
              <text:p text:style-name="P102">Existen muchas diferencias entre navegadores, teclados e idiomas.</text:p>
            </text:list-item>
            <text:list-item>
              <text:p text:style-name="P102">Existen tres eventos diferentes para las pulsaciones de las teclas (onkeypress, onkeydown y onkeyup)</text:p>
            </text:list-item>
            <text:list-item>
              <text:p text:style-name="P102">Existen dos tipos de teclas, las normales(letras,numeros y simbolos normales) y las teclas especiales(enter, alt, shif)</text:p>
              <text:list>
                <text:list-item>
                  <text:p text:style-name="P102">Cuando se pulsa una tecla normal se producen tres eventos seguidos y en este orden:</text:p>
                  <text:list>
                    <text:list-item>
                      <text:p text:style-name="P102">onkeydown (pulsar una tecla y no soltarla), onkeypress(la pulsación de la tecla) y onkeyup(soltar la tecla que estaba pulsada)</text:p>
                    </text:list-item>
                    <text:list-item>
                      <text:p text:style-name="P102">Forma mas sencilla → onkeypress</text:p>
                    </text:list-item>
                  </text:list>
                </text:list-item>
              </text:list>
            </text:list-item>
            <text:list-item>
              <text:p text:style-name="P103">Para convertir el código de un carácter <text:span text:style-name="T16">al carácter que representa la tecla → String.formCharCode()</text:span></text:p>
            </text:list-item>
            <text:list-item>
              <text:p text:style-name="P103"><text:span text:style-name="T16">Podemos usar evento.code(devuelve el ascii de la tecla pulsada) y evento.key(la propia tecla pulsada)</text:span> </text:p>
            </text:list-item>
            <text:list-item>
              <text:p text:style-name="P103">las propiedades altKey, ctrlKey y shiftKey almacenan un valor booleano que indica si alguna de esas teclas estaba pulsada al producirse el evento del teclado </text:p>
            </text:list-item>
          </text:list>
        </text:list-item>
      </text:list>
      <text:p text:style-name="P104"/>
      <text:list text:continue-numbering="true" text:style-name="L112">
        <text:list-item>
          <text:p text:style-name="P100"><text:soft-page-break/>Información sobre eventos de ratón</text:p>
          <text:list>
            <text:list-item>
              <text:p text:style-name="P105">Coordenadaws de la posición del puntero del ratón</text:p>
              <text:list>
                <text:list-item>
                  <text:p text:style-name="P105">coordenadas con respecto de la ventana del navegador » evento.clientX / evento.clientY</text:p>
                </text:list-item>
                <text:list-item>
                  <text:p text:style-name="P105">coordenadas con respecto de la pantalla completa del ordenador » evento.screenX / evento.screenY</text:p>
                </text:list-item>
                <text:list-item>
                  <text:p text:style-name="P105">coordenadas con respecto al origen de la página » evento.pageX / evento.pageY</text:p>
                  <text:p text:style-name="P105"/>
                </text:list-item>
              </text:list>
            </text:list-item>
          </text:list>
        </text:list-item>
      </text:list>
      <text:p text:style-name="P210">Eventos Personalizados</text:p>
      <text:list text:style-name="L113">
        <text:list-item>
          <text:p text:style-name="P110">Pueden ser creados con el constructor de eventos:</text:p>
        </text:list-item>
      </text:list>
      <text:p text:style-name="Codigo">var event = new Event('build'); // Escucha para el evento. // Disparar event: elem.addEventListener('build', function (e) { ... }, false); elem.dispatchEvent(event); // Provoca que se ejecute el evento </text:p>
      <text:p text:style-name="Standard"/>
      <text:list text:style-name="L114">
        <text:list-item>
          <text:p text:style-name="P112">Con la interfaz CustomEvent se pueden añadir mas propiedades al evento.</text:p>
        </text:list-item>
      </text:list>
      <text:p text:style-name="P111"/>
      <text:p text:style-name="P210">ARBOL DOM</text:p>
      <text:list text:style-name="L115">
        <text:list-item>
          <text:p text:style-name="P113">Todos los elementos de los documentos html se transforman en elementos llamados nodos</text:p>
        </text:list-item>
        <text:list-item>
          <text:p text:style-name="P113">La raiz siempre es la misma Document</text:p>
        </text:list-item>
        <text:list-item>
          <text:p text:style-name="P113">La transformación de las etiquetas genera dos nodos el tipo “element” que es la propia etiqueta y el tipo Text que es el texto que contiene encerrada la etiqueta.</text:p>
        </text:list-item>
      </text:list>
      <text:p text:style-name="P114"/>
      <text:p text:style-name="P220">Tipos de nodos</text:p>
      <text:list text:style-name="L116">
        <text:list-item>
          <text:p text:style-name="P115">Document » Raiz</text:p>
        </text:list-item>
        <text:list-item>
          <text:p text:style-name="P115">Element » etiquetas html (el unico que puede tener atributos y del que pueden derivar otros nodos)</text:p>
        </text:list-item>
        <text:list-item>
          <text:p text:style-name="P115">Attr »atributos de las etiquetas html</text:p>
        </text:list-item>
        <text:list-item>
          <text:p text:style-name="P115">Text » nodo que contiene el texto encerrado por una etiqueta html</text:p>
        </text:list-item>
        <text:list-item>
          <text:p text:style-name="P115">Comment » los comentarios incluidos en la página.</text:p>
        </text:list-item>
      </text:list>
      <text:p text:style-name="P114"/>
      <text:p text:style-name="P220">Acceso directo a nodos</text:p>
      <text:list text:style-name="L117">
        <text:list-item>
          <text:p text:style-name="P116">getElementsByTagName() <text:s/>» Obtiene todos los elementos de la página HTML cuya etiqueta sea igual que el parámetro que se le pasa a la función. </text:p>
        </text:list-item>
        <text:list-item>
          <text:p text:style-name="P116">GetElementsByName() <text:s/>» se buscan los elementos cuyo atributo name sea igual al parámetro proporcionado </text:p>
        </text:list-item>
        <text:list-item>
          <text:p text:style-name="P116">getElementById() <text:s/>» devuelve el elemento HTML cuyo atribudo id coincide con el parámetro indiciado </text:p>
        </text:list-item>
        <text:list-item>
          <text:p text:style-name="P116">getElementsByClassName() » seleccionar aquellos elementos cuyo contenido del atributo class es que indiquemos como argumento. </text:p>
        </text:list-item>
      </text:list>
      <text:p text:style-name="titulos1">Creación y eliminación de nodos</text:p>
      <text:p text:style-name="P220">Elementos html simples</text:p>
      <text:list text:style-name="L118">
        <text:list-item>
          <text:p text:style-name="P117">Creación de nodo elemento</text:p>
        </text:list-item>
        <text:list-item>
          <text:p text:style-name="P117">creacion del nodo texto</text:p>
        </text:list-item>
        <text:list-item>
          <text:p text:style-name="P117">añadir el nodo texto como hijo del elementos</text:p>
        </text:list-item>
        <text:list-item>
          <text:p text:style-name="P117">añadir el elemento a la pagina.</text:p>
        </text:list-item>
      </text:list>
      <text:p text:style-name="P118"/>
      <text:list text:style-name="L119">
        <text:list-item>
          <text:p text:style-name="P119">createElement(“tipo_elemento”) </text:p>
        </text:list-item>
        <text:list-item>
          <text:p text:style-name="P119">createTextNode(“contenido_elemento”) </text:p>
        </text:list-item>
        <text:list-item>
          <text:p text:style-name="P119">nodo.appendChild(nodo_hijo) </text:p>
        </text:list-item>
      </text:list>
      <text:p text:style-name="P221">Eliminación de nodos</text:p>
      <text:list text:style-name="L120">
        <text:list-item>
          <text:p text:style-name="P120">removeChild() » solo es posible eliminar nodos hijos</text:p>
          <text:list>
            <text:list-item>
              <text:p text:style-name="P120">luego para eliminar un nodo concreto tendremos que acceder antes al padre de éste nodo y eliminar el hijo. Para acceder al nodo padre usaremos parentNode(). </text:p>
            </text:list-item>
          </text:list>
        </text:list-item>
        <text:list-item>
          <text:p text:style-name="P120">Remove() » Lo debemos ejecutar sobre el nodo a borrar</text:p>
        </text:list-item>
      </text:list>
      <text:p text:style-name="P118"/>
      <text:p text:style-name="P118"/>
      <text:p text:style-name="P118"/>
      <text:p text:style-name="P118"/>
      <text:p text:style-name="P118"/>
      <text:p text:style-name="P118"/>
      <text:p text:style-name="P211"><text:soft-page-break/>Acceso directo a atributos html</text:p>
      <text:list text:style-name="L121">
        <text:list-item>
          <text:p text:style-name="P121">Directamente al nombre de la propiedad a leer o modificar</text:p>
        </text:list-item>
      </text:list>
      <text:p text:style-name="Codigo">document.getElementById(“button1”).value = “Aceptar”; </text:p>
      <text:list text:style-name="L122">
        <text:list-item>
          <text:p text:style-name="P122">Con setAttribute(atributo,valor), getAttribute(atributo) y removeAttribute(atributo)</text:p>
        </text:list-item>
      </text:list>
      <text:p text:style-name="Codigo">elemento = document.getElementsByTagName("a")[0] direccion = elemento.getAttribute("href") elemento.setAttribute("href","http://www.google.com/") </text:p>
      <text:p text:style-name="P118"/>
      <text:list text:style-name="L123">
        <text:list-item>
          <text:p text:style-name="P123">querySelector() y querySelectorAll()</text:p>
          <text:list>
            <text:list-item>
              <text:p text:style-name="P123">querySelector () → Devuelve el primer elemento que coincida con un selector CSS especificado </text:p>
            </text:list-item>
            <text:list-item>
              <text:p text:style-name="P123">querySelectorAll () → Este método funciona como querySelector() con la diferencia de que este no devuelve solamente el primer elemento que coincida sino todos ellos.</text:p>
            </text:list-item>
          </text:list>
        </text:list-item>
      </text:list>
      <text:p text:style-name="P118"/>
      <text:p text:style-name="P212">Acceso a las propiedades css de un elemento</text:p>
      <text:list text:style-name="L124">
        <text:list-item>
          <text:p text:style-name="P124">Se utiliza el atributo style (class == className resto con camelcase sin -)</text:p>
          <text:list>
            <text:list-item>
              <text:p text:style-name="P124">Solo devuelve las propiedades que se hayan definido en style no en ficheros css</text:p>
            </text:list-item>
          </text:list>
        </text:list-item>
        <text:list-item>
          <text:p text:style-name="P124">window.getComputedStyle(elemento) » estilo en css externo</text:p>
        </text:list-item>
      </text:list>
      <text:p text:style-name="P125"/>
      <text:p text:style-name="P213">Inserción de nodos</text:p>
      <text:list text:style-name="L125">
        <text:list-item>
          <text:p text:style-name="P126">Appendchild() »inmediatamente despues de los hijos ya existentes.</text:p>
        </text:list-item>
        <text:list-item>
          <text:p text:style-name="P126">InsertBefore() » nos permite elegir un nodo del documento e incluir otro antes que él.</text:p>
          <text:list>
            <text:list-item>
              <text:p text:style-name="P126">elemento_padre.insertBefore(nuevo_nodo, nodo_de_referencia)</text:p>
            </text:list-item>
          </text:list>
        </text:list-item>
      </text:list>
      <text:p text:style-name="titulos2">Otros</text:p>
      <text:list text:style-name="L126">
        <text:list-item>
          <text:p text:style-name="P127"><text:span text:style-name="T17">replaceChild » </text:span>reemplazar un nodo por otro </text:p>
        </text:list-item>
      </text:list>
      <text:p text:style-name="Codigo">elemento_padre.replaceChild(nuevo_nodo,nodo_a_reemplazar); </text:p>
      <text:list text:style-name="L127">
        <text:list-item>
          <text:p text:style-name="P128">cloneNode(booleano) »podemos crear un clon de un nodo</text:p>
          <text:list>
            <text:list-item>
              <text:p text:style-name="P128">El booleano define si se quiere clonar el elemento(false) o todo con su contenido(true).</text:p>
            </text:list-item>
          </text:list>
        </text:list-item>
      </text:list>
      <text:p text:style-name="P129"/>
      <text:list text:style-name="L29">
        <text:list-item>
          <text:p text:style-name="P130"><text:span text:style-name="Strong_20_Emphasis">onpaste</text:span>: Detecta cuando se pega contenido en un elemento.</text:p>
        </text:list-item>
      </text:list>
      <text:list text:style-name="L30">
        <text:list-item>
          <text:p text:style-name="P131"><text:span text:style-name="Strong_20_Emphasis">onabort</text:span>: Se dispara cuando se cancela la carga de un recurso.</text:p>
        </text:list-item>
      </text:list>
      <text:list text:style-name="L31">
        <text:list-item>
          <text:p text:style-name="P132"><text:span text:style-name="Strong_20_Emphasis">onblur</text:span>: Se dispara cuando un elemento pierde el foco.</text:p>
        </text:list-item>
      </text:list>
      <text:list text:style-name="L32">
        <text:list-item>
          <text:p text:style-name="P133"><text:span text:style-name="Strong_20_Emphasis">oncancel</text:span>: Detecta cuando se cancela un evento como un cuadro de diálogo.</text:p>
        </text:list-item>
      </text:list>
      <text:list text:style-name="L33">
        <text:list-item>
          <text:p text:style-name="P134"><text:span text:style-name="Strong_20_Emphasis">oncanplay</text:span>: Indica que el medio puede comenzar a reproducirse, pero podría detenerse para almacenar en búfer.</text:p>
        </text:list-item>
      </text:list>
      <text:list text:style-name="L34">
        <text:list-item>
          <text:p text:style-name="P135"><text:span text:style-name="Strong_20_Emphasis">oncanplaythrough</text:span>: Indica que el medio puede reproducirse sin interrupciones.</text:p>
        </text:list-item>
      </text:list>
      <text:list text:style-name="L35">
        <text:list-item>
          <text:p text:style-name="P136"><text:span text:style-name="Strong_20_Emphasis">onchange</text:span>: Se dispara cuando el valor de un elemento cambia.</text:p>
        </text:list-item>
      </text:list>
      <text:list text:style-name="L36">
        <text:list-item>
          <text:p text:style-name="P137"><text:span text:style-name="Strong_20_Emphasis">onclick</text:span>: Detecta un clic del usuario en un elemento.</text:p>
        </text:list-item>
      </text:list>
      <text:list text:style-name="L37">
        <text:list-item>
          <text:p text:style-name="P138"><text:span text:style-name="Strong_20_Emphasis">onclose</text:span>: Se dispara cuando un cuadro de diálogo es cerrado.</text:p>
        </text:list-item>
      </text:list>
      <text:list text:style-name="L38">
        <text:list-item>
          <text:p text:style-name="P139"><text:span text:style-name="Strong_20_Emphasis">oncontextmenu</text:span>: Detecta clic derecho para abrir un menú contextual.</text:p>
        </text:list-item>
      </text:list>
      <text:list text:style-name="L39">
        <text:list-item>
          <text:p text:style-name="P140"><text:span text:style-name="Strong_20_Emphasis">oncuechange</text:span>: Se dispara cuando cambia una pista de texto en un medio.</text:p>
        </text:list-item>
      </text:list>
      <text:list text:style-name="L40">
        <text:list-item>
          <text:p text:style-name="P141"><text:span text:style-name="Strong_20_Emphasis">ondblclick</text:span>: Detecta un doble clic en un elemento.</text:p>
        </text:list-item>
      </text:list>
      <text:list text:style-name="L41">
        <text:list-item>
          <text:p text:style-name="P142"><text:span text:style-name="Strong_20_Emphasis">ondrag</text:span>: Se dispara cuando un elemento es arrastrado.</text:p>
        </text:list-item>
      </text:list>
      <text:list text:style-name="L42">
        <text:list-item>
          <text:p text:style-name="P143"><text:span text:style-name="Strong_20_Emphasis">ondragend</text:span>: Detecta el final de una operación de arrastre.</text:p>
        </text:list-item>
      </text:list>
      <text:list text:style-name="L43">
        <text:list-item>
          <text:p text:style-name="P144"><text:span text:style-name="Strong_20_Emphasis">ondragenter</text:span>: Se dispara cuando un elemento arrastrado entra en una zona de destino.</text:p>
        </text:list-item>
      </text:list>
      <text:list text:style-name="L44">
        <text:list-item>
          <text:p text:style-name="P145"><text:span text:style-name="Strong_20_Emphasis">ondragleave</text:span>: Detecta cuando un elemento arrastrado sale de una zona de destino.</text:p>
        </text:list-item>
      </text:list>
      <text:list text:style-name="L45">
        <text:list-item>
          <text:p text:style-name="P146"><text:span text:style-name="Strong_20_Emphasis">ondragover</text:span>: Detecta cuando un elemento arrastrado está sobre una zona de destino.</text:p>
        </text:list-item>
      </text:list>
      <text:list text:style-name="L46">
        <text:list-item>
          <text:p text:style-name="P147"><text:span text:style-name="Strong_20_Emphasis">ondragstart</text:span>: Se dispara al iniciar una operación de arrastre.</text:p>
        </text:list-item>
      </text:list>
      <text:list text:style-name="L47">
        <text:list-item>
          <text:p text:style-name="P148"><text:span text:style-name="Strong_20_Emphasis">ondrop</text:span>: Detecta cuando un elemento arrastrado es soltado.</text:p>
        </text:list-item>
      </text:list>
      <text:list text:style-name="L48">
        <text:list-item>
          <text:p text:style-name="P149"><text:span text:style-name="Strong_20_Emphasis">ondurationchange</text:span>: Se dispara cuando cambia la duración del medio.</text:p>
        </text:list-item>
      </text:list>
      <text:list text:style-name="L49">
        <text:list-item>
          <text:p text:style-name="P150"><text:span text:style-name="Strong_20_Emphasis">onemptied</text:span>: Indica que un medio se ha vaciado.</text:p>
        </text:list-item>
      </text:list>
      <text:list text:style-name="L50">
        <text:list-item>
          <text:p text:style-name="P151"><text:span text:style-name="Strong_20_Emphasis">onended</text:span>: Detecta cuando la reproducción de un medio finaliza.</text:p>
        </text:list-item>
      </text:list>
      <text:list text:style-name="L51">
        <text:list-item>
          <text:p text:style-name="P152"><text:span text:style-name="Strong_20_Emphasis">onerror</text:span>: Se dispara cuando ocurre un error de carga.</text:p>
        </text:list-item>
      </text:list>
      <text:list text:style-name="L52">
        <text:list-item>
          <text:p text:style-name="P153"><text:span text:style-name="Strong_20_Emphasis">onfocus</text:span>: Detecta cuando un elemento recibe el foco.</text:p>
        </text:list-item>
      </text:list>
      <text:list text:style-name="L53">
        <text:list-item>
          <text:p text:style-name="P154"><text:span text:style-name="Strong_20_Emphasis">oninput</text:span>: Detecta cuando el usuario modifica el valor de un elemento.</text:p>
        </text:list-item>
      </text:list>
      <text:list text:style-name="L54">
        <text:list-item>
          <text:p text:style-name="P155"><text:span text:style-name="Strong_20_Emphasis">oninvalid</text:span>: Detecta cuando un elemento no pasa la validación.</text:p>
        </text:list-item>
      </text:list>
      <text:list text:style-name="L55">
        <text:list-item>
          <text:p text:style-name="P156"><text:span text:style-name="Strong_20_Emphasis">onkeydown</text:span>: Detecta cuando se presiona una tecla.</text:p>
        </text:list-item>
      </text:list>
      <text:list text:style-name="L56">
        <text:list-item>
          <text:p text:style-name="P157"><text:span text:style-name="Strong_20_Emphasis">onkeypress</text:span>: Detecta cuando se presiona una tecla (obsoleto, usa <text:span text:style-name="Source_20_Text">onkeydown</text:span>).</text:p>
        </text:list-item>
      </text:list>
      <text:list text:style-name="L57">
        <text:list-item>
          <text:p text:style-name="P158"><text:span text:style-name="Strong_20_Emphasis">onkeyup</text:span>: Detecta cuando se libera una tecla.</text:p>
        </text:list-item>
      </text:list>
      <text:list text:style-name="L58">
        <text:list-item>
          <text:p text:style-name="P159"><text:span text:style-name="Strong_20_Emphasis">onload</text:span>: Se dispara cuando un recurso se carga completamente.</text:p>
        </text:list-item>
      </text:list>
      <text:list text:style-name="L59">
        <text:list-item>
          <text:p text:style-name="P160"><text:span text:style-name="Strong_20_Emphasis">onloadeddata</text:span>: Indica que los datos iniciales del medio han sido cargados.</text:p>
        </text:list-item>
      </text:list>
      <text:list text:style-name="L60">
        <text:list-item>
          <text:p text:style-name="P161"><text:span text:style-name="Strong_20_Emphasis">onloadedmetadata</text:span>: Indica que los metadatos del medio han sido cargados.</text:p>
        </text:list-item>
      </text:list>
      <text:list text:style-name="L61">
        <text:list-item>
          <text:p text:style-name="P162"><text:span text:style-name="Strong_20_Emphasis">onloadstart</text:span>: Se dispara al comenzar a cargar un recurso.</text:p>
        </text:list-item>
      </text:list>
      <text:list text:style-name="L62">
        <text:list-item>
          <text:p text:style-name="P163"><text:span text:style-name="Strong_20_Emphasis">onmousedown</text:span>: Detecta cuando se presiona un botón del ratón.</text:p>
        </text:list-item>
      </text:list>
      <text:list text:style-name="L63">
        <text:list-item>
          <text:p text:style-name="P164"><text:span text:style-name="Strong_20_Emphasis">onmouseenter</text:span>: Detecta cuando el puntero entra en un elemento (sin burbujeo).</text:p>
        </text:list-item>
      </text:list>
      <text:list text:style-name="L64">
        <text:list-item>
          <text:p text:style-name="P165"><text:span text:style-name="Strong_20_Emphasis">onmouseleave</text:span>: Detecta cuando el puntero sale de un elemento (sin burbujeo).</text:p>
        </text:list-item>
      </text:list>
      <text:list text:style-name="L65">
        <text:list-item>
          <text:p text:style-name="P166"><text:span text:style-name="Strong_20_Emphasis">onmousemove</text:span>: Detecta cuando el puntero se mueve sobre un elemento.</text:p>
        </text:list-item>
      </text:list>
      <text:list text:style-name="L66">
        <text:list-item>
          <text:p text:style-name="P167"><text:span text:style-name="Strong_20_Emphasis">onmouseout</text:span>: Detecta cuando el puntero sale de un elemento o sus hijos.</text:p>
        </text:list-item>
      </text:list>
      <text:list text:style-name="L67">
        <text:list-item>
          <text:p text:style-name="P168"><text:span text:style-name="Strong_20_Emphasis">onmouseover</text:span>: Detecta cuando el puntero entra en un elemento o sus hijos.</text:p>
        </text:list-item>
      </text:list>
      <text:list text:style-name="L68">
        <text:list-item>
          <text:p text:style-name="P169"><text:span text:style-name="Strong_20_Emphasis">onmouseup</text:span>: Detecta cuando se libera un botón del ratón.</text:p>
        </text:list-item>
      </text:list>
      <text:list text:style-name="L69">
        <text:list-item>
          <text:p text:style-name="P170"><text:span text:style-name="Strong_20_Emphasis">onmousewheel</text:span>: Detecta el uso de la rueda del ratón (obsoleto, usa <text:span text:style-name="Source_20_Text">onwheel</text:span>).</text:p>
        </text:list-item>
      </text:list>
      <text:list text:style-name="L70">
        <text:list-item>
          <text:p text:style-name="P171"><text:span text:style-name="Strong_20_Emphasis">onpause</text:span>: Se dispara cuando un medio es pausado.</text:p>
        </text:list-item>
      </text:list>
      <text:list text:style-name="L71">
        <text:list-item>
          <text:p text:style-name="P172"><text:span text:style-name="Strong_20_Emphasis">onplay</text:span>: Se dispara cuando un medio comienza a reproducirse.</text:p>
        </text:list-item>
      </text:list>
      <text:list text:style-name="L72">
        <text:list-item>
          <text:p text:style-name="P173"><text:span text:style-name="Strong_20_Emphasis">onplaying</text:span>: Detecta cuando el medio empieza a reproducirse después de una pausa.</text:p>
        </text:list-item>
      </text:list>
      <text:list text:style-name="L73">
        <text:list-item>
          <text:p text:style-name="P174"><text:span text:style-name="Strong_20_Emphasis">onprogress</text:span>: Indica progreso en la carga de un recurso.</text:p>
        </text:list-item>
      </text:list>
      <text:list text:style-name="L74">
        <text:list-item>
          <text:p text:style-name="P175"><text:span text:style-name="Strong_20_Emphasis">onratechange</text:span>: Detecta cambios en la velocidad de reproducción.</text:p>
        </text:list-item>
      </text:list>
      <text:list text:style-name="L75">
        <text:list-item>
          <text:p text:style-name="P176"><text:span text:style-name="Strong_20_Emphasis">onreset</text:span>: Detecta cuando un formulario es reiniciado.</text:p>
        </text:list-item>
      </text:list>
      <text:list text:style-name="L76">
        <text:list-item>
          <text:p text:style-name="P177"><text:span text:style-name="Strong_20_Emphasis">onresize</text:span>: Se dispara cuando se cambia el tamaño de una ventana.</text:p>
        </text:list-item>
      </text:list>
      <text:list text:style-name="L77">
        <text:list-item>
          <text:p text:style-name="P178"><text:soft-page-break/><text:span text:style-name="Strong_20_Emphasis">onscroll</text:span>: Detecta cuando se desplaza un elemento.</text:p>
        </text:list-item>
      </text:list>
      <text:list text:style-name="L78">
        <text:list-item>
          <text:p text:style-name="P179"><text:span text:style-name="Strong_20_Emphasis">onseeked</text:span>: Indica que la búsqueda en un medio ha terminado.</text:p>
        </text:list-item>
      </text:list>
      <text:list text:style-name="L79">
        <text:list-item>
          <text:p text:style-name="P180"><text:span text:style-name="Strong_20_Emphasis">onseeking</text:span>: Indica que una búsqueda en un medio está en curso.</text:p>
        </text:list-item>
      </text:list>
      <text:list text:style-name="L80">
        <text:list-item>
          <text:p text:style-name="P181"><text:span text:style-name="Strong_20_Emphasis">onselect</text:span>: Detecta cuando se selecciona texto.</text:p>
        </text:list-item>
      </text:list>
      <text:list text:style-name="L81">
        <text:list-item>
          <text:p text:style-name="P182"><text:span text:style-name="Strong_20_Emphasis">onstalled</text:span>: Indica que la carga de un medio se ha detenido inesperadamente.</text:p>
        </text:list-item>
      </text:list>
      <text:list text:style-name="L82">
        <text:list-item>
          <text:p text:style-name="P183"><text:span text:style-name="Strong_20_Emphasis">onsubmit</text:span>: Detecta cuando se envía un formulario.</text:p>
        </text:list-item>
      </text:list>
      <text:list text:style-name="L83">
        <text:list-item>
          <text:p text:style-name="P184"><text:span text:style-name="Strong_20_Emphasis">onsuspend</text:span>: Indica que la carga de un medio se ha suspendido.</text:p>
        </text:list-item>
      </text:list>
      <text:list text:style-name="L84">
        <text:list-item>
          <text:p text:style-name="P185"><text:span text:style-name="Strong_20_Emphasis">ontimeupdate</text:span>: Se dispara cuando el tiempo actual de reproducción cambia.</text:p>
        </text:list-item>
      </text:list>
      <text:list text:style-name="L85">
        <text:list-item>
          <text:p text:style-name="P186"><text:span text:style-name="Strong_20_Emphasis">ontoggle</text:span>: Detecta cuando un elemento <text:span text:style-name="Source_20_Text">&lt;details&gt;</text:span> cambia de estado.</text:p>
        </text:list-item>
      </text:list>
      <text:list text:style-name="L86">
        <text:list-item>
          <text:p text:style-name="P187"><text:span text:style-name="Strong_20_Emphasis">onvolumechange</text:span>: Indica un cambio en el volumen del medio.</text:p>
        </text:list-item>
      </text:list>
      <text:list text:style-name="L87">
        <text:list-item>
          <text:p text:style-name="P188"><text:span text:style-name="Strong_20_Emphasis">onwaiting</text:span>: Detecta cuando un medio está esperando para almacenar en búfer.</text:p>
        </text:list-item>
      </text:list>
      <text:list text:style-name="L88">
        <text:list-item>
          <text:p text:style-name="P189"><text:span text:style-name="Strong_20_Emphasis">onwheel</text:span>: Detecta el uso de la rueda del ratón.</text:p>
        </text:list-item>
      </text:list>
      <text:list text:style-name="L89">
        <text:list-item>
          <text:p text:style-name="P190"><text:span text:style-name="Strong_20_Emphasis">onauxclick</text:span>: Detecta clics secundarios (como el botón central del ratón).</text:p>
        </text:list-item>
      </text:list>
      <text:list text:style-name="L90">
        <text:list-item>
          <text:p text:style-name="P191"><text:span text:style-name="Strong_20_Emphasis">ongotpointercapture</text:span>: Detecta cuando un puntero es capturado.</text:p>
        </text:list-item>
      </text:list>
      <text:list text:style-name="L91">
        <text:list-item>
          <text:p text:style-name="P192"><text:span text:style-name="Strong_20_Emphasis">onlostpointercapture</text:span>: Detecta cuando se pierde la captura de un puntero.</text:p>
        </text:list-item>
      </text:list>
      <text:list text:style-name="L92">
        <text:list-item>
          <text:p text:style-name="P193"><text:span text:style-name="Strong_20_Emphasis">onpointerdown</text:span>: Detecta cuando un puntero toca un elemento.</text:p>
        </text:list-item>
      </text:list>
      <text:list text:style-name="L93">
        <text:list-item>
          <text:p text:style-name="P194"><text:span text:style-name="Strong_20_Emphasis">onpointermove</text:span>: Detecta el movimiento de un puntero.</text:p>
        </text:list-item>
      </text:list>
      <text:list text:style-name="L94">
        <text:list-item>
          <text:p text:style-name="P195"><text:span text:style-name="Strong_20_Emphasis">onpointerup</text:span>: Detecta cuando un puntero deja de tocar un elemento.</text:p>
        </text:list-item>
      </text:list>
      <text:list text:style-name="L95">
        <text:list-item>
          <text:p text:style-name="P196"><text:span text:style-name="Strong_20_Emphasis">onpointercancel</text:span>: Detecta cuando un puntero es cancelado.</text:p>
        </text:list-item>
      </text:list>
      <text:list text:style-name="L96">
        <text:list-item>
          <text:p text:style-name="P197"><text:span text:style-name="Strong_20_Emphasis">onpointerover</text:span>: Detecta cuando un puntero está sobre un elemento.</text:p>
        </text:list-item>
      </text:list>
      <text:list text:style-name="L97">
        <text:list-item>
          <text:p text:style-name="P198"><text:span text:style-name="Strong_20_Emphasis">onpointerout</text:span>: Detecta cuando un puntero deja de estar sobre un elemento.</text:p>
        </text:list-item>
      </text:list>
      <text:list text:style-name="L98">
        <text:list-item>
          <text:p text:style-name="P199"><text:span text:style-name="Strong_20_Emphasis">onpointerenter</text:span>: Detecta cuando un puntero entra en un elemento (sin burbujeo).</text:p>
        </text:list-item>
      </text:list>
      <text:list text:style-name="L99">
        <text:list-item>
          <text:p text:style-name="P200"><text:span text:style-name="Strong_20_Emphasis">onpointerleave</text:span>: Detecta cuando un puntero sale de un elemento (sin burbujeo).</text:p>
        </text:list-item>
      </text:list>
      <text:list text:style-name="L100">
        <text:list-item>
          <text:p text:style-name="P201"><text:span text:style-name="Strong_20_Emphasis">onselectstart</text:span>: Detecta cuando comienza una selección de texto.</text:p>
        </text:list-item>
      </text:list>
      <text:list text:style-name="L101">
        <text:list-item>
          <text:p text:style-name="P202"><text:span text:style-name="Strong_20_Emphasis">onselectionchange</text:span>: Detecta cambios en la selección de texto.</text:p>
        </text:list-item>
      </text:list>
      <text:list text:style-name="L102">
        <text:list-item>
          <text:p text:style-name="P203"><text:span text:style-name="Strong_20_Emphasis">onanimationend</text:span>: Detecta el final de una animación CSS.</text:p>
        </text:list-item>
      </text:list>
      <text:list text:style-name="L103">
        <text:list-item>
          <text:p text:style-name="P204"><text:span text:style-name="Strong_20_Emphasis">onanimationiteration</text:span>: Detecta una iteración de una animación CSS.</text:p>
        </text:list-item>
      </text:list>
      <text:list text:style-name="L104">
        <text:list-item>
          <text:p text:style-name="P205"><text:span text:style-name="Strong_20_Emphasis">onanimationstart</text:span>: Detecta el inicio de una animación CSS.</text:p>
        </text:list-item>
      </text:list>
      <text:list text:style-name="L105">
        <text:list-item>
          <text:p text:style-name="P206"><text:span text:style-name="Strong_20_Emphasis">ontransitionend</text:span>: Detecta el final de una transición CS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18f4b"/>
      <style:paragraph-properties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Codigo" style:family="paragraph" style:parent-style-name="Standard">
      <loext:graphic-properties draw:fill="solid" draw:fill-color="#ffa6a6"/>
      <style:paragraph-properties fo:background-color="#ffa6a6"/>
      <style:text-properties style:font-name="Courier New" fo:font-family="'Courier New'" style:font-family-generic="modern" style:font-pitch="fixed" fo:font-style="italic" style:font-style-asian="italic" style:font-style-complex="italic"/>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uerpoMini" style:family="paragraph" style:parent-style-name="Text_20_body">
      <style:paragraph-properties fo:margin-top="0cm" fo:margin-bottom="0.101cm" style:contextual-spacing="false" fo:line-height="10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ulos1" style:family="paragraph" style:parent-style-name="Standard">
      <loext:graphic-properties draw:fill="solid" draw:fill-color="#729fcf"/>
      <style:paragraph-properties fo:text-align="center" style:justify-single-word="false" fo:background-color="#729fcf"/>
      <style:text-properties style:font-name="Caladea" fo:font-family="Caladea" style:font-family-generic="roman" style:font-pitch="variable" fo:font-weight="bold" officeooo:rsid="001b179b" style:font-weight-asian="bold" style:font-weight-complex="bold"/>
    </style:style>
    <style:style style:name="titulos2" style:family="paragraph" style:parent-style-name="titulos1">
      <loext:graphic-properties draw:fill="none" draw:fill-color="#729fcf"/>
      <style:paragraph-properties fo:background-color="transparent" style:border-line-width="0.018cm 0.018cm 0.018cm" fo:padding="0.049cm" fo:border="1.5pt double #729fcf"/>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adea" fo:font-weight="bold" officeooo:rsid="001b179b" style:font-weight-asian="bold" style:font-weight-complex="bold"/>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JAVASCRIP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6T12:44:32.214000000</meta:creation-date>
    <dc:date>2025-01-28T22:09:16.574000000</dc:date>
    <meta:editing-duration>PT5H18M37S</meta:editing-duration>
    <meta:editing-cycles>26</meta:editing-cycles>
    <meta:generator>LibreOffice/24.2.6.2$Windows_X86_64 LibreOffice_project/ef66aa7e36a1bb8e65bfbc63aba53045a14d0871</meta:generator>
    <meta:document-statistic meta:table-count="1" meta:image-count="0" meta:object-count="0" meta:page-count="13" meta:paragraph-count="496" meta:word-count="4961" meta:character-count="31134" meta:non-whitespace-character-count="26580"/>
  </office:meta>
</office:document-meta>
</file>